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984in"/>
    </style:style>
    <style:style style:name="co2" style:family="table-column">
      <style:table-column-properties fo:break-before="auto" style:column-width="0.1398in"/>
    </style:style>
    <style:style style:name="co3" style:family="table-column">
      <style:table-column-properties fo:break-before="auto" style:column-width="2.4402in"/>
    </style:style>
    <style:style style:name="co4" style:family="table-column">
      <style:table-column-properties fo:break-before="auto" style:column-width="1.1984in"/>
    </style:style>
    <style:style style:name="co5" style:family="table-column">
      <style:table-column-properties fo:break-before="auto" style:column-width="8.5134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1.3953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445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1.5846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1.3055in"/>
    </style:style>
    <style:style style:name="co15" style:family="table-column">
      <style:table-column-properties fo:break-before="auto" style:column-width="1.8299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4.4528in"/>
    </style:style>
    <style:style style:name="co18" style:family="table-column">
      <style:table-column-properties fo:break-before="auto" style:column-width="0.9909in"/>
    </style:style>
    <style:style style:name="co19" style:family="table-column">
      <style:table-column-properties fo:break-before="auto" style:column-width="1.5008in"/>
    </style:style>
    <style:style style:name="co20" style:family="table-column">
      <style:table-column-properties fo:break-before="auto" style:column-width="0.7362in"/>
    </style:style>
    <style:style style:name="co21" style:family="table-column">
      <style:table-column-properties fo:break-before="auto" style:column-width="1.4791in"/>
    </style:style>
    <style:style style:name="co22" style:family="table-column">
      <style:table-column-properties fo:break-before="auto" style:column-width="0.7638in"/>
    </style:style>
    <style:style style:name="co23" style:family="table-column">
      <style:table-column-properties fo:break-before="auto" style:column-width="0.7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2.9374in" fo:break-before="auto" style:use-optimal-row-height="true"/>
    </style:style>
    <style:style style:name="ro7" style:family="table-row">
      <style:table-row-properties style:row-height="0.361in" fo:break-before="auto" style:use-optimal-row-height="false"/>
    </style:style>
    <style:style style:name="ro8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0" style:family="table-cell" style:parent-style-name="Default">
      <style:table-cell-properties fo:background-color="#fff5ce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1513b7" style:text-align-source="fix" style:repeat-content="false"/>
      <style:paragraph-properties fo:text-align="start" fo:margin-left="0in"/>
      <style:text-properties fo:color="#ffffff" style:font-name="Liberation Sans" fo:font-size="10pt" style:font-size-asian="10pt" style:font-size-complex="10pt"/>
    </style:style>
    <style:style style:name="ce102" style:family="table-cell" style:parent-style-name="Default" style:data-style-name="N104">
      <style:table-cell-properties fo:background-color="#fff5c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3" style:family="table-cell" style:parent-style-name="Default" style:data-style-name="N0">
      <style:table-cell-properties fo:background-color="#fff5c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4" style:family="table-cell" style:parent-style-name="Default">
      <style:table-cell-properties fo:background-color="#1513b7"/>
      <style:text-properties fo:color="#ffffff" style:font-name="Liberation Sans" fo:font-size="10pt" style:font-size-asian="10pt" style:font-size-complex="10pt"/>
    </style:style>
    <style:style style:name="ce105" style:family="table-cell" style:parent-style-name="Default" style:data-style-name="N11">
      <style:table-cell-properties fo:background-color="#fff5c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6" style:family="table-cell" style:parent-style-name="Default">
      <style:table-cell-properties fo:background-color="#1513b7"/>
      <style:text-properties style:font-name="Liberation Sans" fo:font-weight="bold" style:font-weight-asian="bold" style:font-weight-complex="bold"/>
    </style:style>
    <style:style style:name="ce107" style:family="table-cell" style:parent-style-name="Default" style:data-style-name="N104">
      <style:table-cell-properties fo:background-color="#fff5ce"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fo:background-color="#1513b7"/>
      <style:text-properties fo:color="#ffffff" fo:font-weight="bold" style:font-weight-asian="bold" style:font-weight-complex="bold"/>
    </style:style>
    <style:style style:name="ce109" style:family="table-cell" style:parent-style-name="Default" style:data-style-name="N104">
      <style:table-cell-properties fo:background-color="#fff5ce" style:text-align-source="fix" style:repeat-content="false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10" style:family="table-cell" style:parent-style-name="Default" style:data-style-name="N11">
      <style:table-cell-properties fo:background-color="#fff5ce" style:text-align-source="fix" style:repeat-content="false"/>
      <style:paragraph-properties fo:text-align="start" fo:margin-left="0in"/>
      <style:text-properties fo:color="#000000"/>
    </style:style>
    <style:style style:name="ce111" style:family="table-cell" style:parent-style-name="Default" style:data-style-name="N11">
      <style:table-cell-properties fo:background-color="#fff5ce"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04">
      <style:table-cell-properties fo:background-color="#eeeeee" style:text-align-source="fix" style:repeat-content="false"/>
      <style:paragraph-properties fo:text-align="start" fo:margin-left="0in"/>
    </style:style>
    <style:style style:name="ce113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in"/>
    </style:style>
    <style:style style:name="ce114" style:family="table-cell" style:parent-style-name="Default"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ackground-color="#1513b7"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ackground-color="#1513b7" style:text-align-source="fix" style:repeat-content="false"/>
      <style:paragraph-properties fo:text-align="start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89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fo:background-color="#1513b7" style:text-align-source="fix" style:repeat-content="false" fo:wrap-option="wrap"/>
      <style:paragraph-properties fo:text-align="start" fo:margin-left="0in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in"/>
      <style:text-properties style:font-name="Liberation Sans" fo:font-size="10pt" style:font-size-asian="10pt" style:font-size-complex="10pt"/>
    </style:style>
    <style:style style:name="ce92" style:family="table-cell" style:parent-style-name="Default">
      <style:table-cell-properties fo:background-color="#eeeeee" fo:wrap-option="wrap"/>
      <style:text-properties style:font-name="Liberation Sans" fo:font-size="10pt" style:font-size-asian="10pt" style:font-size-complex="10pt"/>
    </style:style>
    <style:style style:name="ce93" style:family="table-cell" style:parent-style-name="Default">
      <style:table-cell-properties fo:background-color="#eeeeee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eeeeee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fo:background-color="#1513b7" style:text-align-source="fix" style:repeat-content="false" style:vertical-align="middle"/>
      <style:paragraph-properties fo:text-align="start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1513b7"/>
      <style:text-properties style:font-name="Liberation Sans"/>
    </style:style>
    <style:style style:name="ce98" style:family="table-cell" style:parent-style-name="Default">
      <style:table-cell-properties fo:background-color="#1513b7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fff5c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1513b7"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ackground-color="#1513b7" style:text-align-source="fix" style:repeat-content="false"/>
      <style:paragraph-properties fo:text-align="start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1513b7" style:text-align-source="fix" style:repeat-content="false" fo:wrap-option="wrap"/>
      <style:paragraph-properties fo:text-align="start" fo:margin-left="0in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#eeeeee" fo:wrap-option="wrap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eeeeee" fo:wrap-option="wrap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eeeee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ackground-color="#1513b7" style:text-align-source="fix" style:repeat-content="false" style:vertical-align="middle"/>
      <style:paragraph-properties fo:text-align="start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ackground-color="#1513b7"/>
      <style:text-properties style:font-name="Liberation Sans"/>
    </style:style>
    <style:style style:name="ce70" style:family="table-cell" style:parent-style-name="Default">
      <style:table-cell-properties fo:background-color="#1513b7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fff5c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fo:background-color="#fff5ce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1513b7" style:text-align-source="fix" style:repeat-content="false"/>
      <style:paragraph-properties fo:text-align="start" fo:margin-left="0in"/>
      <style:text-properties fo:color="#ffffff" style:font-name="Liberation Sans" fo:font-size="10pt" style:font-size-asian="10pt" style:font-size-complex="10pt"/>
    </style:style>
    <style:style style:name="ce74" style:family="table-cell" style:parent-style-name="Default" style:data-style-name="N104">
      <style:table-cell-properties fo:background-color="#fff5c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fff5c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fo:background-color="#1513b7"/>
      <style:text-properties fo:color="#ffffff" style:font-name="Liberation Sans" fo:font-size="10pt" style:font-size-asian="10pt" style:font-size-complex="10pt"/>
    </style:style>
    <style:style style:name="ce77" style:family="table-cell" style:parent-style-name="Default" style:data-style-name="N11">
      <style:table-cell-properties fo:background-color="#fff5ce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fo:background-color="#1513b7"/>
      <style:text-properties style:font-name="Liberation Sans"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fff5ce" style:text-align-source="fix" style:repeat-content="false"/>
      <style:paragraph-properties fo:text-align="start" fo:margin-left="0in"/>
    </style:style>
    <style:style style:name="ce80" style:family="table-cell" style:parent-style-name="Default">
      <style:table-cell-properties fo:background-color="#1513b7"/>
      <style:text-properties fo:color="#ffffff" fo:font-weight="bold" style:font-weight-asian="bold" style:font-weight-complex="bold"/>
    </style:style>
    <style:style style:name="ce81" style:family="table-cell" style:parent-style-name="Default" style:data-style-name="N104">
      <style:table-cell-properties fo:background-color="#fff5ce" style:text-align-source="fix" style:repeat-content="false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82" style:family="table-cell" style:parent-style-name="Default" style:data-style-name="N11">
      <style:table-cell-properties fo:background-color="#fff5ce" style:text-align-source="fix" style:repeat-content="false"/>
      <style:paragraph-properties fo:text-align="start" fo:margin-left="0in"/>
      <style:text-properties fo:color="#000000"/>
    </style:style>
    <style:style style:name="ce83" style:family="table-cell" style:parent-style-name="Default" style:data-style-name="N11">
      <style:table-cell-properties fo:background-color="#fff5ce"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04">
      <style:table-cell-properties fo:background-color="#eeeeee" style:text-align-source="fix" style:repeat-content="false"/>
      <style:paragraph-properties fo:text-align="start" fo:margin-left="0in"/>
    </style:style>
    <style:style style:name="ce116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in"/>
    </style:style>
    <style:style style:name="ce117" style:family="table-cell" style:parent-style-name="Default"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1513b7" style:text-align-source="fix" style:repeat-content="false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1513b7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2" style:family="table-cell" style:parent-style-name="Default">
      <style:table-cell-properties fo:background-color="#fff5ce" style:text-align-source="fix" style:repeat-content="false"/>
      <style:paragraph-properties fo:text-align="start" fo:margin-left="0in"/>
      <style:text-properties fo:color="#000000" fo:font-style="italic" style:font-style-asian="italic" style:font-style-complex="italic"/>
    </style:style>
    <style:style style:name="ce118" style:family="table-cell" style:parent-style-name="Default">
      <style:table-cell-properties fo:background-color="#fff5ce" style:text-align-source="fix" style:repeat-content="false"/>
      <style:paragraph-properties fo:text-align="start" fo:margin-left="0in"/>
      <style:text-properties fo:color="#000000" fo:font-style="italic" style:font-style-asian="italic" style:font-style-complex="italic"/>
    </style:style>
    <style:style style:name="ce35" style:family="table-cell" style:parent-style-name="Default">
      <style:table-cell-properties fo:background-color="#fff5ce" style:text-align-source="fix" style:repeat-content="false"/>
      <style:paragraph-properties fo:text-align="start" fo:margin-left="0in"/>
      <style:text-properties fo:color="#000000" fo:font-style="italic" style:font-style-asian="italic" style:font-style-complex="italic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/>
    </style:style>
    <style:style style:name="ce37" style:family="table-cell" style:parent-style-name="Default">
      <style:table-cell-properties fo:background-color="#dddddd" style:text-align-source="fix" style:repeat-content="false" style:vertical-align="automatic"/>
      <style:paragraph-properties fo:text-align="start" fo:margin-left="0.139in"/>
      <style:text-properties fo:color="#000000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fo:font-style="normal" style:font-style-asian="normal" style:font-style-complex="normal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start" fo:margin-left="0.139in"/>
      <style:text-properties fo:color="#000000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start" fo:margin-left="0.278in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ackground-color="#1513b7" style:text-align-source="fix" style:repeat-content="false"/>
      <style:paragraph-properties fo:text-align="start" fo:margin-left="0in"/>
      <style:text-properties fo:color="#ffffff"/>
    </style:style>
    <style:style style:name="ce43" style:family="table-cell" style:parent-style-name="Default" style:data-style-name="N2">
      <style:table-cell-properties fo:background-color="#fff5ce" style:text-align-source="fix" style:repeat-content="false"/>
      <style:paragraph-properties fo:text-align="start" fo:margin-left="0in"/>
      <style:text-properties fo:color="#000000" fo:font-style="italic" style:font-style-asian="italic" style:font-style-complex="italic"/>
    </style:style>
    <style:style style:name="ce44" style:family="table-cell" style:parent-style-name="Default">
      <style:table-cell-properties fo:background-color="#fff5ce" style:text-align-source="fix" style:repeat-content="false"/>
      <style:paragraph-properties fo:text-align="start" fo:margin-left="0in"/>
      <style:text-properties fo:color="#000000"/>
    </style:style>
    <style:style style:name="ce45" style:family="table-cell" style:parent-style-name="Default" style:data-style-name="N104">
      <style:table-cell-properties fo:background-color="#dddddd" style:text-align-source="fix" style:repeat-content="false"/>
      <style:paragraph-properties fo:text-align="start" fo:margin-left="0in"/>
      <style:text-properties fo:color="#000000"/>
    </style:style>
    <style:style style:name="ce46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fo:color="#000000"/>
    </style:style>
    <style:style style:name="ce13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fo:font-style="italic" style:font-style-asian="italic" style:font-style-complex="italic"/>
    </style:style>
    <style:style style:name="ce48" style:family="table-cell" style:parent-style-name="Default">
      <style:table-cell-properties fo:background-color="#1513b7" style:text-align-source="fix" style:repeat-content="false"/>
      <style:paragraph-properties fo:text-align="start" fo:margin-left="0in"/>
      <style:text-properties fo:color="#000000"/>
    </style:style>
    <style:style style:name="ce49" style:family="table-cell" style:parent-style-name="Default">
      <style:table-cell-properties fo:background-color="#dddddd"/>
      <style:text-properties fo:color="#000000"/>
    </style:style>
    <style:style style:name="ce50" style:family="table-cell" style:parent-style-name="Default" style:data-style-name="N2">
      <style:table-cell-properties fo:background-color="#dddddd" style:text-align-source="fix" style:repeat-content="false"/>
      <style:paragraph-properties fo:text-align="start" fo:margin-left="0in"/>
      <style:text-properties fo:color="#000000" fo:font-style="italic" style:font-style-asian="italic" style:font-style-complex="italic"/>
    </style:style>
    <style:style style:name="ce51" style:family="table-cell" style:parent-style-name="Default">
      <style:table-cell-properties fo:background-color="#fff5ce" style:text-align-source="fix" style:repeat-content="false"/>
      <style:paragraph-properties fo:text-align="start" fo:margin-left="0in"/>
      <style:text-properties fo:color="#000000" style:font-name="Consolas"/>
    </style:style>
    <style:style style:name="ce52" style:family="table-cell" style:parent-style-name="Default" style:data-style-name="N104">
      <style:table-cell-properties fo:background-color="#fff5ce" style:text-align-source="fix" style:repeat-content="false"/>
      <style:paragraph-properties fo:text-align="end" fo:margin-left="0in"/>
      <style:text-properties fo:color="#000000" style:font-name="Consolas"/>
    </style:style>
    <style:style style:name="ce53" style:family="table-cell" style:parent-style-name="Default" style:data-style-name="N2">
      <style:table-cell-properties fo:background-color="#fff5ce" style:text-align-source="fix" style:repeat-content="false"/>
      <style:paragraph-properties fo:text-align="end" fo:margin-left="0in"/>
      <style:text-properties fo:color="#000000" style:font-name="Consolas"/>
    </style:style>
    <style:style style:name="ce54" style:family="table-cell" style:parent-style-name="Default" style:data-style-name="N100">
      <style:table-cell-properties fo:background-color="#dddddd" style:text-align-source="fix" style:repeat-content="false"/>
      <style:paragraph-properties fo:text-align="start" fo:margin-left="0in"/>
      <style:text-properties fo:color="#000000" style:font-name="Consolas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Consolas"/>
    </style:style>
    <style:style style:name="ce56" style:family="table-cell" style:parent-style-name="Default">
      <style:table-cell-properties fo:background-color="#1513b7"/>
      <style:text-properties fo:color="#ffffff"/>
    </style:style>
    <style:style style:name="T1" style:family="text">
      <style:text-properties fo:font-style="italic" style:font-style-asian="italic" style:font-style-complex="italic"/>
    </style:style>
    <style:style style:name="T8" style:family="text">
      <style:text-properties style:text-outline="false" style:text-line-through-style="none" style:text-line-through-type="none" fo:font-size="10pt" fo:language="en" fo:country="US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12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4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5" style:family="text">
      <style:text-properties fo:font-weight="bold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text-length()&gt;0" table:allow-empty-cell="false" table:base-cell-address="'Test Case 1'.A4">
          <table:help-message table:title="last_name" table:display="true">
            <text:p>Enter the employee's last name.</text:p>
          </table:help-message>
          <table:error-message table:message-type="stop" table:display="true"/>
        </table:content-validation>
        <table:content-validation table:name="val2" table:base-cell-address="'Test Case 1'.A5">
          <table:help-message table:title="pay_rate" table:display="true">
            <text:p>Enter the pay rate in dollars, but do not enter a $ symbol.</text:p>
          </table:help-message>
          <table:error-message table:message-type="stop" table:display="true"/>
        </table:content-validation>
        <table:content-validation table:name="val3" table:condition="of:cell-content-is-in-list(#REF!)" table:allow-empty-cell="false" table:display-list="unsorted" table:base-cell-address="'Test Case 1'.A6">
          <table:help-message table:title="med_ins_status code (Medical Insurance Status)" table:display="true">
            <text:p>MED_INS_STATUS_EMPL_ONLY= 0</text:p>
            <text:p>MED_INS_STATUS_EMPL_ONE= 1</text:p>
            <text:p>MED_INS_STATUS_EMPL_FAMILY= 2</text:p>
          </table:help-message>
          <table:error-message table:message-type="stop" table:display="true">
            <text:p>The med_ins_status code must be one of: <text:s text:c="36"/></text:p>
            <text:p>0 = MED_INS_STATUS_EMPL_ONLY</text:p>
            <text:p>1 = MED_INS_STATUS_EMPL_ONE</text:p>
            <text:p>2 = MED_INS_STATUS_EMPL_FAMILY</text:p>
          </table:error-message>
        </table:content-validation>
        <table:content-validation table:name="val4" table:condition="of:cell-content-text-length()&gt;0" table:allow-empty-cell="false" table:base-cell-address="'Test Case 1'.B4">
          <table:help-message table:title="first_name" table:display="true">
            <text:p>Enter the employee's first name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=0" table:allow-empty-cell="false" table:base-cell-address="'Test Case 1'.B5">
          <table:help-message table:title="hrs_worked" table:display="true">
            <text:p>Enter the number of hours the employee worked. The value is a real number, e.g., 60 or 82.5.</text:p>
          </table:help-message>
          <table:error-message table:message-type="stop" table:title="hrs_worked" table:display="true">
            <text:p>The number of hours the employee worked must be greater than or equal to 0.</text:p>
          </table:error-message>
        </table:content-validation>
        <table:content-validation table:name="val6" table:base-cell-address="'Test Case 1'.C6">
          <table:help-message table:title="med_ins_status code (Medical Insurance Status)" table:display="false">
            <text:p>MED_INS_STATUS_EMPL_ONLY= 0</text:p>
            <text:p>MED_INS_STATUS_EMPL_ONE= 1</text:p>
            <text:p>MED_INS_STATUS_EMPL_FAMILY= 2</text:p>
          </table:help-message>
          <table:error-message table:message-type="stop" table:display="false">
            <text:p>The med_ins_status code must be one of: <text:s text:c="36"/></text:p>
            <text:p>0 = MED_INS_STATUS_EMPL_ONLY</text:p>
            <text:p>1 = MED_INS_STATUS_EMPL_ONE</text:p>
            <text:p>2 = MED_INS_STATUS_EMPL_FAMILY</text:p>
          </table:error-message>
        </table:content-validation>
      </table:content-validations>
      <table:table table:name="Lab 7 Testing Overview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number-columns-repeated="2" table:default-cell-style-name="ce67"/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9" table:number-columns-repeated="5" table:default-cell-style-name="ce67"/>
        <table:table-column table:style-name="co14" table:default-cell-style-name="ce67"/>
        <table:table-column table:style-name="co9" table:number-columns-repeated="44" table:default-cell-style-name="ce67"/>
        <table:table-row table:style-name="ro1">
          <table:table-cell table:style-name="ce47" office:value-type="string" calcext:value-type="string">
            <text:p>Lab Project 7 Testing Spreadsheet</text:p>
          </table:table-cell>
          <table:table-cell table:style-name="ce58"/>
          <table:table-cell table:style-name="ce68"/>
          <table:table-cell table:style-name="ce73"/>
          <table:table-cell table:style-name="ce76"/>
          <table:table-cell table:style-name="ce61"/>
          <table:table-cell table:style-name="ce78" table:number-columns-repeated="2"/>
          <table:table-cell table:style-name="ce69"/>
          <table:table-cell table:style-name="ce61"/>
          <table:table-cell table:style-name="ce78" table:number-columns-repeated="2"/>
          <table:table-cell table:style-name="ce69"/>
          <table:table-cell table:style-name="ce61" table:number-columns-repeated="3"/>
          <table:table-cell table:style-name="ce117" table:number-columns-repeated="48"/>
        </table:table-row>
        <table:table-row table:style-name="ro1">
          <table:table-cell table:style-name="ce57" office:value-type="string" calcext:value-type="string">
            <text:p>You may use this spreadsheet to create your three Lab 7 test cases.</text:p>
          </table:table-cell>
          <table:table-cell table:style-name="ce58"/>
          <table:table-cell table:style-name="ce68" office:value-type="string" calcext:value-type="string" table:number-columns-spanned="3" table:number-rows-spanned="1">
            <text:p>Named constants which the program defines</text:p>
          </table:table-cell>
          <table:covered-table-cell table:style-name="ce73"/>
          <table:covered-table-cell table:style-name="ce76"/>
          <table:table-cell table:style-name="ce61"/>
          <table:table-cell table:style-name="ce78" office:value-type="string" calcext:value-type="string">
            <text:p>Federal Tax Table (See p. 7 of the Lab 7 document)</text:p>
          </table:table-cell>
          <table:table-cell table:style-name="ce78"/>
          <table:table-cell table:style-name="ce69"/>
          <table:table-cell table:style-name="ce61"/>
          <table:table-cell table:style-name="ce78" office:value-type="string" calcext:value-type="string">
            <text:p>State Tax Table (See table on pp. 7-8 of Lab 7 Document)</text:p>
          </table:table-cell>
          <table:table-cell table:style-name="ce78"/>
          <table:table-cell table:style-name="ce69"/>
          <table:table-cell table:style-name="ce61" table:number-columns-repeated="3"/>
          <table:table-cell table:style-name="ce117" table:number-columns-repeated="48"/>
        </table:table-row>
        <table:table-row table:style-name="ro1">
          <table:table-cell table:style-name="ce58"/>
          <table:table-cell table:style-name="ce61"/>
          <table:table-cell table:style-name="ce69" table:number-columns-repeated="3"/>
          <table:table-cell table:style-name="ce61"/>
          <table:table-cell table:style-name="ce69" table:number-columns-repeated="3"/>
          <table:table-cell table:style-name="ce61"/>
          <table:table-cell table:style-name="ce69" table:number-columns-repeated="3"/>
          <table:table-cell table:style-name="ce61" table:number-columns-repeated="3"/>
          <table:table-cell table:style-name="ce117" table:number-columns-repeated="48"/>
        </table:table-row>
        <table:table-row table:style-name="ro1">
          <table:table-cell table:style-name="ce59" office:value-type="string" calcext:value-type="string">
            <text:p>The format of the input file "payroll.txt" is:</text:p>
          </table:table-cell>
          <table:table-cell table:style-name="ce61"/>
          <table:table-cell table:style-name="ce70" office:value-type="string" calcext:value-type="string">
            <text:p>Constant Name</text:p>
          </table:table-cell>
          <table:table-cell table:style-name="ce70" office:value-type="string" calcext:value-type="string">
            <text:p>Constant Value</text:p>
          </table:table-cell>
          <table:table-cell table:style-name="ce70" office:value-type="string" calcext:value-type="string">
            <text:p>Notes</text:p>
          </table:table-cell>
          <table:table-cell table:style-name="ce61"/>
          <table:table-cell table:style-name="ce78" office:value-type="string" calcext:value-type="string">
            <text:p>Lower</text:p>
          </table:table-cell>
          <table:table-cell table:style-name="ce78" office:value-type="string" calcext:value-type="string">
            <text:p>Upper</text:p>
          </table:table-cell>
          <table:table-cell table:style-name="ce78" office:value-type="string" calcext:value-type="string">
            <text:p>Percentage</text:p>
          </table:table-cell>
          <table:table-cell table:style-name="ce61"/>
          <table:table-cell table:style-name="ce69" office:value-type="string" calcext:value-type="string">
            <text:p>Lower</text:p>
          </table:table-cell>
          <table:table-cell table:style-name="ce69" office:value-type="string" calcext:value-type="string">
            <text:p>Upper</text:p>
          </table:table-cell>
          <table:table-cell table:style-name="ce69" office:value-type="string" calcext:value-type="string">
            <text:p>Percentage</text:p>
          </table:table-cell>
          <table:table-cell table:style-name="ce61" table:number-columns-repeated="3"/>
          <table:table-cell table:style-name="ce117" table:number-columns-repeated="48"/>
        </table:table-row>
        <table:table-row table:style-name="ro1">
          <table:table-cell table:style-name="ce60" office:value-type="string" calcext:value-type="string">
            <text:p>last-name <text:s/>first-name</text:p>
          </table:table-cell>
          <table:table-cell table:style-name="ce61"/>
          <table:table-cell table:style-name="ce71" office:value-type="string" calcext:value-type="string">
            <text:p>ERR_OPEN_INPUT_FILE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This is the exit code passed to the exit() function in terminate() when the input file "payroll.txt" could not be opened.</text:p>
          </table:table-cell>
          <table:table-cell table:style-name="ce61"/>
          <table:table-cell table:style-name="ce79" office:value-type="currency" office:currency="USD" office:value="0" calcext:value-type="currency">
            <text:p>$0.00</text:p>
          </table:table-cell>
          <table:table-cell table:style-name="ce79" office:value-type="currency" office:currency="USD" office:value="384.61" calcext:value-type="currency">
            <text:p>$384.61</text:p>
          </table:table-cell>
          <table:table-cell table:style-name="ce83" office:value-type="percentage" office:value="0" calcext:value-type="percentage">
            <text:p>0.00%</text:p>
          </table:table-cell>
          <table:table-cell table:style-name="ce61"/>
          <table:table-cell table:style-name="ce79" office:value-type="currency" office:currency="USD" office:value="0" calcext:value-type="currency">
            <text:p>$0.00</text:p>
          </table:table-cell>
          <table:table-cell table:style-name="ce79" office:value-type="currency" office:currency="USD" office:value="961.53" calcext:value-type="currency">
            <text:p>$961.53</text:p>
          </table:table-cell>
          <table:table-cell table:style-name="ce83" office:value-type="percentage" office:value="0.0119" calcext:value-type="percentage">
            <text:p>1.19%</text:p>
          </table:table-cell>
          <table:table-cell table:style-name="ce61" table:number-columns-repeated="3"/>
          <table:table-cell table:style-name="ce117" table:number-columns-repeated="48"/>
        </table:table-row>
        <table:table-row table:style-name="ro1">
          <table:table-cell table:style-name="ce60" office:value-type="string" calcext:value-type="string">
            <text:p>pay-rate <text:s/>hrs-worked</text:p>
          </table:table-cell>
          <table:table-cell table:style-name="ce58"/>
          <table:table-cell table:style-name="ce71" office:value-type="string" calcext:value-type="string">
            <text:p>ERR_OPEN_OUTPUT_FILE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This is the exit code passed to the exit() function in terminate() when the output file "paycheck.txt" could not be opened.</text:p>
          </table:table-cell>
          <table:table-cell table:style-name="ce61"/>
          <table:table-cell table:style-name="ce79" office:value-type="currency" office:currency="USD" office:value="384.62" calcext:value-type="currency">
            <text:p>$384.62</text:p>
          </table:table-cell>
          <table:table-cell table:style-name="ce79" office:value-type="currency" office:currency="USD" office:value="1413.66" calcext:value-type="currency">
            <text:p>$1,413.66</text:p>
          </table:table-cell>
          <table:table-cell table:style-name="ce83" office:value-type="percentage" office:value="0.0797" calcext:value-type="percentage">
            <text:p>7.97%</text:p>
          </table:table-cell>
          <table:table-cell table:style-name="ce61"/>
          <table:table-cell table:style-name="ce79" office:value-type="currency" office:currency="USD" office:value="961.54" calcext:value-type="currency">
            <text:p>$961.54</text:p>
          </table:table-cell>
          <table:table-cell table:style-name="ce79" office:value-type="currency" office:currency="USD" office:value="2145.65" calcext:value-type="currency">
            <text:p>$2,145.65</text:p>
          </table:table-cell>
          <table:table-cell table:style-name="ce83" office:value-type="percentage" office:value="0.0344" calcext:value-type="percentage">
            <text:p>3.44%</text:p>
          </table:table-cell>
          <table:table-cell table:style-name="ce61" table:number-columns-repeated="3"/>
          <table:table-cell table:style-name="ce117" table:number-columns-repeated="48"/>
        </table:table-row>
        <table:table-row table:style-name="ro1">
          <table:table-cell table:style-name="ce60" office:value-type="string" calcext:value-type="string">
            <text:p>med-ins-status</text:p>
          </table:table-cell>
          <table:table-cell table:style-name="ce58"/>
          <table:table-cell table:style-name="ce71" office:value-type="string" calcext:value-type="string">
            <text:p>FOUR01K_RATE </text:p>
          </table:table-cell>
          <table:table-cell table:style-name="ce71" office:value-type="float" office:value="0.06" calcext:value-type="float">
            <text:p>0.06</text:p>
          </table:table-cell>
          <table:table-cell table:style-name="ce77" office:value-type="string" calcext:value-type="string">
            <text:p>6.0%</text:p>
          </table:table-cell>
          <table:table-cell table:style-name="ce61"/>
          <table:table-cell table:style-name="ce79" office:value-type="currency" office:currency="USD" office:value="1413.67" calcext:value-type="currency">
            <text:p>$1,413.67</text:p>
          </table:table-cell>
          <table:table-cell table:style-name="ce79" office:value-type="currency" office:currency="USD" office:value="2695.42" calcext:value-type="currency">
            <text:p>$2,695.42</text:p>
          </table:table-cell>
          <table:table-cell table:style-name="ce83" office:value-type="percentage" office:value="0.1275" calcext:value-type="percentage">
            <text:p>12.75%</text:p>
          </table:table-cell>
          <table:table-cell table:style-name="ce61"/>
          <table:table-cell table:style-name="ce79" office:value-type="currency" office:currency="USD" office:value="2145.66" calcext:value-type="currency">
            <text:p>$2,145.66</text:p>
          </table:table-cell>
          <table:table-cell table:style-name="ce79"/>
          <table:table-cell table:style-name="ce83" office:value-type="percentage" office:value="0.0774" calcext:value-type="percentage">
            <text:p>7.74%</text:p>
          </table:table-cell>
          <table:table-cell table:style-name="ce61" table:number-columns-repeated="3"/>
          <table:table-cell table:style-name="ce117" table:number-columns-repeated="48"/>
        </table:table-row>
        <table:table-row table:style-name="ro2">
          <table:table-cell table:style-name="ce58" table:number-columns-repeated="2"/>
          <table:table-cell table:style-name="ce72" office:value-type="string" calcext:value-type="string">
            <text:p>MED_INS_DEDUCT_EMPL_FAMILY</text:p>
          </table:table-cell>
          <table:table-cell table:style-name="ce74" office:value-type="currency" office:currency="USD" office:value="110.13" calcext:value-type="currency">
            <text:p>$110.13</text:p>
          </table:table-cell>
          <table:table-cell table:style-name="ce71" office:value-type="string" calcext:value-type="string">
            <text:p>This is the medical insurance deduction when the med_ins_status code in the input file is MED_INS_STATUS_EMPL_FAMILY (2)</text:p>
          </table:table-cell>
          <table:table-cell table:style-name="ce61"/>
          <table:table-cell table:style-name="ce79" office:value-type="currency" office:currency="USD" office:value="2695.43" calcext:value-type="currency">
            <text:p>$2,695.43</text:p>
          </table:table-cell>
          <table:table-cell table:style-name="ce79"/>
          <table:table-cell table:style-name="ce83" office:value-type="percentage" office:value="0.195" calcext:value-type="percentage">
            <text:p>19.50%</text:p>
          </table:table-cell>
          <table:table-cell table:style-name="ce61" table:number-columns-repeated="7"/>
          <table:table-cell table:style-name="ce117" table:number-columns-repeated="48"/>
        </table:table-row>
        <table:table-row table:style-name="ro2">
          <table:table-cell table:style-name="ce61" office:value-type="string" calcext:value-type="string">
            <text:p>1. <text:span text:style-name="T1">pay-rate</text:span> is the employee's pay rate in dollars but do not enter the $ symbol in the input file. (the data type of variable pay_rate is double).</text:p>
          </table:table-cell>
          <table:table-cell table:style-name="ce58"/>
          <table:table-cell table:style-name="ce72" office:value-type="string" calcext:value-type="string">
            <text:p>MED_INS_DEDUCT_EMPL_ONE</text:p>
          </table:table-cell>
          <table:table-cell table:style-name="ce74" office:value-type="currency" office:currency="USD" office:value="64.97" calcext:value-type="currency">
            <text:p>$64.97</text:p>
          </table:table-cell>
          <table:table-cell table:style-name="ce71" office:value-type="string" calcext:value-type="string">
            <text:p>This is the medical insurance deduction when the med_ins_status code in the input file is MED_INS_STATUS_EMPL_ONE (1)</text:p>
          </table:table-cell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58" office:value-type="string" calcext:value-type="string">
            <text:p><text:span text:style-name="T12">2. </text:span><text:span text:style-name="T13">hrs-worked</text:span><text:span text:style-name="T14"> is the number of hours the employee worked, with fractional hours permitted, e.g., 67.35 (the data type of variable hrs_worked is double).</text:span></text:p>
          </table:table-cell>
          <table:table-cell table:style-name="ce58"/>
          <table:table-cell table:style-name="ce72" office:value-type="string" calcext:value-type="string">
            <text:p>MED_INS_DEDUCT_EMPL_ONLY </text:p>
          </table:table-cell>
          <table:table-cell table:style-name="ce74" office:value-type="currency" office:currency="USD" office:value="32.16" calcext:value-type="currency">
            <text:p>$32.16</text:p>
          </table:table-cell>
          <table:table-cell table:style-name="ce71" office:value-type="string" calcext:value-type="string">
            <text:p>This is the medical insurance deduction when the med_ins_status code in the input file is MED_INS_STATUS_EMPL_ONLY (0)</text:p>
          </table:table-cell>
          <table:table-cell table:style-name="ce61"/>
          <table:table-cell table:style-name="ce78" office:value-type="string" calcext:value-type="string">
            <text:p>Federal Tax Table</text:p>
          </table:table-cell>
          <table:table-cell table:style-name="ce78"/>
          <table:table-cell table:style-name="ce61" table:number-columns-repeated="2"/>
          <table:table-cell table:style-name="ce78" office:value-type="string" calcext:value-type="string">
            <text:p>State Tax Table</text:p>
          </table:table-cell>
          <table:table-cell table:style-name="ce78"/>
          <table:table-cell table:style-name="ce69"/>
          <table:table-cell table:style-name="ce61" table:number-columns-repeated="3"/>
          <table:table-cell table:style-name="ce117" table:number-columns-repeated="48"/>
        </table:table-row>
        <table:table-row table:style-name="ro2">
          <table:table-cell table:style-name="ce61" office:value-type="string" calcext:value-type="string">
            <text:p><text:span text:style-name="T12">3. </text:span><text:span text:style-name="T13">med-ins-status</text:span><text:span text:style-name="T14"> is either MED_INS_STATUS_EMPL_ONLY = 0, MED_INS_STATUS_EMPL_ONE = 1, or MED_INS_STATUS_EMPL_FAMILY = 2  (the data type of med_ins_status is int)</text:span></text:p>
          </table:table-cell>
          <table:table-cell table:style-name="ce58"/>
          <table:table-cell table:style-name="ce72" office:value-type="string" calcext:value-type="string">
            <text:p>MED_INS_STATUS_EMPL_FAMILY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This is the med_ins_status code in the input file when the employee pays for medical insurance for him- or herrself plus family.</text:p>
          </table:table-cell>
          <table:table-cell table:style-name="ce61"/>
          <table:table-cell table:style-name="ce80" office:value-type="string" calcext:value-type="string">
            <text:p>fed_tax_gross_pay</text:p>
          </table:table-cell>
          <table:table-cell table:style-name="ce80" office:value-type="string" calcext:value-type="string">
            <text:p>fed tax percentage</text:p>
          </table:table-cell>
          <table:table-cell table:style-name="ce61" table:number-columns-repeated="2"/>
          <table:table-cell table:style-name="ce69" table:number-columns-repeated="3"/>
          <table:table-cell table:style-name="ce61" table:number-columns-repeated="3"/>
          <table:table-cell table:style-name="ce117" table:number-columns-repeated="48"/>
        </table:table-row>
        <table:table-row table:style-name="ro2">
          <table:table-cell table:style-name="ce58" office:value-type="string" calcext:value-type="string">
            <text:p><text:s text:c="4"/></text:p>
          </table:table-cell>
          <table:table-cell table:style-name="ce58"/>
          <table:table-cell table:style-name="ce72" office:value-type="string" calcext:value-type="string">
            <text:p>MED_INS_STATUS_EMPL_ONE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This is the med_ins_status code in the input file when the <text:s/>employee pays for medical insurance for him- or herself plus one dependent.</text:p>
          </table:table-cell>
          <table:table-cell table:style-name="ce61"/>
          <table:table-cell table:style-name="ce81" office:value-type="currency" office:currency="USD" office:value="0" calcext:value-type="currency">
            <text:p>$0.00</text:p>
          </table:table-cell>
          <table:table-cell table:style-name="ce82" office:value-type="percentage" office:value="0" calcext:value-type="percentage">
            <text:p>0.00%</text:p>
          </table:table-cell>
          <table:table-cell table:style-name="ce61" table:number-columns-repeated="2"/>
          <table:table-cell table:style-name="ce78" office:value-type="string" calcext:value-type="string">
            <text:p>fed_tax_gross_pay</text:p>
          </table:table-cell>
          <table:table-cell table:style-name="ce78" office:value-type="string" calcext:value-type="string">
            <text:p>state tax percentage</text:p>
          </table:table-cell>
          <table:table-cell table:style-name="ce78"/>
          <table:table-cell table:style-name="ce61" table:number-columns-repeated="3"/>
          <table:table-cell table:style-name="ce117" table:number-columns-repeated="48"/>
        </table:table-row>
        <table:table-row table:style-name="ro2">
          <table:table-cell table:style-name="ce62" office:value-type="string" calcext:value-type="string">
            <text:p>Hints to creating your test cases.</text:p>
          </table:table-cell>
          <table:table-cell table:style-name="ce58"/>
          <table:table-cell table:style-name="ce72" office:value-type="string" calcext:value-type="string">
            <text:p>MED_INS_STATUS_EMPL_ONLY 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This is the med_ins_status code in the input file when the <text:s/>employee pays for medical insurance only for him- or herself.</text:p>
          </table:table-cell>
          <table:table-cell table:style-name="ce61"/>
          <table:table-cell table:style-name="ce81" office:value-type="currency" office:currency="USD" office:value="384.62" calcext:value-type="currency">
            <text:p>$384.62</text:p>
          </table:table-cell>
          <table:table-cell table:style-name="ce82" office:value-type="percentage" office:value="0.0797" calcext:value-type="percentage">
            <text:p>7.97%</text:p>
          </table:table-cell>
          <table:table-cell table:style-name="ce61" table:number-columns-repeated="2"/>
          <table:table-cell table:style-name="ce79" office:value-type="currency" office:currency="USD" office:value="0" calcext:value-type="currency">
            <text:p>$0.00</text:p>
          </table:table-cell>
          <table:table-cell table:style-name="ce83" office:value-type="percentage" office:value="0.0119" calcext:value-type="percentage">
            <text:p>1.19%</text:p>
          </table:table-cell>
          <table:table-cell table:style-name="ce83"/>
          <table:table-cell table:style-name="ce61" table:number-columns-repeated="3"/>
          <table:table-cell table:style-name="ce117" table:number-columns-repeated="48"/>
        </table:table-row>
        <table:table-row table:style-name="ro1">
          <table:table-cell table:style-name="ce63"/>
          <table:table-cell table:style-name="ce58"/>
          <table:table-cell table:style-name="ce71" office:value-type="string" calcext:value-type="string">
            <text:p>MEDICARE_RATE</text:p>
          </table:table-cell>
          <table:table-cell table:style-name="ce71" office:value-type="float" office:value="0.0145" calcext:value-type="float">
            <text:p>0.0145</text:p>
          </table:table-cell>
          <table:table-cell table:style-name="ce71" office:value-type="string" calcext:value-type="string">
            <text:p>1.45%</text:p>
          </table:table-cell>
          <table:table-cell table:style-name="ce61"/>
          <table:table-cell table:style-name="ce81" office:value-type="currency" office:currency="USD" office:value="1413.67" calcext:value-type="currency">
            <text:p>$1,413.67</text:p>
          </table:table-cell>
          <table:table-cell table:style-name="ce82" office:value-type="percentage" office:value="0.1275" calcext:value-type="percentage">
            <text:p>12.75%</text:p>
          </table:table-cell>
          <table:table-cell table:style-name="ce61" table:number-columns-repeated="2"/>
          <table:table-cell table:style-name="ce79" office:value-type="currency" office:currency="USD" office:value="961.54" calcext:value-type="currency">
            <text:p>$961.54</text:p>
          </table:table-cell>
          <table:table-cell table:style-name="ce83" office:value-type="percentage" office:value="0.0344" calcext:value-type="percentage">
            <text:p>3.44%</text:p>
          </table:table-cell>
          <table:table-cell table:style-name="ce83"/>
          <table:table-cell table:style-name="ce61" table:number-columns-repeated="3"/>
          <table:table-cell table:style-name="ce117" table:number-columns-repeated="48"/>
        </table:table-row>
        <table:table-row table:style-name="ro2">
          <table:table-cell table:style-name="ce64" office:value-type="string" calcext:value-type="string">
            <text:p><text:span text:style-name="T5">1. Testing the calc_gross_pay() function</text:span>. There are 3 paths through this function which need to be tested with 3 separate test cases.</text:p>
          </table:table-cell>
          <table:table-cell table:style-name="ce58"/>
          <table:table-cell table:style-name="ce72" office:value-type="string" calcext:value-type="string">
            <text:p>OASDI_RATE </text:p>
          </table:table-cell>
          <table:table-cell table:style-name="ce75" office:value-type="float" office:value="0.062" calcext:value-type="float">
            <text:p>0.062</text:p>
          </table:table-cell>
          <table:table-cell table:style-name="ce71" office:value-type="string" calcext:value-type="string">
            <text:p>6.2%</text:p>
          </table:table-cell>
          <table:table-cell table:style-name="ce61"/>
          <table:table-cell table:style-name="ce81" office:value-type="currency" office:currency="USD" office:value="2695.43" calcext:value-type="currency">
            <text:p>$2,695.43</text:p>
          </table:table-cell>
          <table:table-cell table:style-name="ce82" office:value-type="percentage" office:value="0.195" calcext:value-type="percentage">
            <text:p>19.50%</text:p>
          </table:table-cell>
          <table:table-cell table:style-name="ce61" table:number-columns-repeated="2"/>
          <table:table-cell table:style-name="ce79" office:value-type="currency" office:currency="USD" office:value="2145.66" calcext:value-type="currency">
            <text:p>$2,145.66</text:p>
          </table:table-cell>
          <table:table-cell table:style-name="ce83" office:value-type="percentage" office:value="0.0774" calcext:value-type="percentage">
            <text:p>7.74%</text:p>
          </table:table-cell>
          <table:table-cell table:style-name="ce83"/>
          <table:table-cell table:style-name="ce61" table:number-columns-repeated="3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a. ① gross_pay is initialized to $0 ② hrs_worked &lt; 80 so gross_pay is set to hrs_worked x pay_rate ③ Then, gross_pay is returned.</text:p>
          </table:table-cell>
          <table:table-cell table:style-name="ce58" table:number-columns-repeated="4"/>
          <table:table-cell table:style-name="ce61" table:number-columns-repeated="5"/>
          <table:table-cell table:style-name="ce115" table:number-columns-repeated="2"/>
          <table:table-cell table:style-name="ce116"/>
          <table:table-cell table:style-name="ce61" table:number-columns-repeated="3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b. ① gross_pay is initialized to $0 ② hrs_worked &lt; 80 so gross_pay is set to 80 hrs x pay_rate + overtime pay, which is hrs over 80 multiplied by pay_rate ③ Then, gross_pay is returned.</text:p>
          </table:table-cell>
          <table:table-cell table:style-name="ce58" table:number-columns-repeated="2"/>
          <table:table-cell table:style-name="ce61"/>
          <table:table-cell table:style-name="ce58"/>
          <table:table-cell table:style-name="ce61" table:number-columns-repeated="11"/>
          <table:table-cell table:style-name="ce117" table:number-columns-repeated="48"/>
        </table:table-row>
        <table:table-row table:style-name="ro3">
          <table:table-cell table:style-name="ce64" office:value-type="string" calcext:value-type="string">
            <text:p>    c. Furthermore, when testing, it is important to test what we call boundary conditions. For this function, there is a boundary condition which occurs when hrs_worked is equal to 80 because if the</text:p>
            <text:p>        programmer accidentally typed hrs_worked &lt; 80 for the conditional expresssion of the if-else statement rather than hrs_worked &lt;= 80, then the code may not work correctly because we</text:p>
            <text:p>        would take the wrong path through the if-else statement. Therefore, to properly test this function, we should test it wit hrs_worked &lt; 80, hrs_worked = 80, and hrs_worked &gt; 80.</text:p>
          </table:table-cell>
          <table:table-cell table:style-name="ce58" table:number-columns-repeated="2"/>
          <table:table-cell table:style-name="ce61"/>
          <table:table-cell table:style-name="ce58"/>
          <table:table-cell table:style-name="ce61" table:number-columns-repeated="11"/>
          <table:table-cell table:style-name="ce117" table:number-columns-repeated="48"/>
        </table:table-row>
        <table:table-row table:style-name="ro4">
          <table:table-cell table:style-name="ce61"/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1" office:value-type="string" calcext:value-type="string">
            <text:p><text:span text:style-name="T5">2. Testing the calc_med_ins_deduct() function</text:span>. There are 3 paths through the function which need to be tested with 3 separate test cases.</text:p>
          </table:table-cell>
          <table:table-cell table:style-name="ce58" table:number-columns-repeated="2"/>
          <table:table-cell table:style-name="ce61" table:number-columns-repeated="13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a. ① med_ins_status is MED_STATUS_EMPL_ONLY ② med_ins_deduct should be set to MED_INS_DEDUCT_EMPL_ONLY ③ Then, med_ins_deduct is returned.</text:p>
          </table:table-cell>
          <table:table-cell table:style-name="ce58" table:number-columns-repeated="2"/>
          <table:table-cell table:style-name="ce61"/>
          <table:table-cell table:style-name="ce58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b. ① med_ins_status is MED_STATUS_EMPL_ONE ② med_ins_deduct should be set to MED_INS_DEDUCT_EMPL_ONE ③ Then, med_ins_deduct is returned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c. ① med_ins_status is MED_STATUS_EMPL_FAMILY ② med_ins_deduct should be set to MED_INS_DEDUCT_FAMILY ③ Then, med_ins_deduct is returned.</text:p>
          </table:table-cell>
          <table:table-cell table:style-name="ce58" table:number-columns-repeated="2"/>
          <table:table-cell table:style-name="ce61" table:number-columns-repeated="13"/>
          <table:table-cell table:style-name="ce117" table:number-columns-repeated="48"/>
        </table:table-row>
        <table:table-row table:style-name="ro4">
          <table:table-cell table:style-name="ce63"/>
          <table:table-cell table:style-name="ce58" table:number-columns-repeated="2"/>
          <table:table-cell table:style-name="ce61"/>
          <table:table-cell table:style-name="ce58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pan text:style-name="T5">3. Testing the </text:span><text:span text:style-name="T15">calc_tax_fed()</text:span><text:span text:style-name="T5"> function</text:span>. There are 4 paths through this function which need to be tested with 4 sparate test cases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a. ① tax_fed is initialized to $0. ② fed_tax_gross_pay is &lt; $384.62 so the entire if-elseif-... statement is skipped over. ③ Then, tax_fed = $0 is returned.</text:p>
          </table:table-cell>
          <table:table-cell table:style-name="ce58" table:number-columns-repeated="2"/>
          <table:table-cell table:style-name="ce61" table:number-columns-repeated="13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b. ① tax_fed is initialized to $0. ② fed_tax_gross_pay is in [$384.62, $1413.67) so tax_fed is set to 7.97% of fed_tax_gross_pay. ③ Then, tax_fed is returned.</text:p>
          </table:table-cell>
          <table:table-cell table:style-name="ce58" table:number-columns-repeated="2"/>
          <table:table-cell table:style-name="ce61"/>
          <table:table-cell table:style-name="ce58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b. ① tax_fed is initialized to $0. ② fed_tax_gross_pay is in [$1413.67, $2695.43) so tax_fed is set to 12.75% of fed_tax_gross_pay. ③ Then, tax_fed is returned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d. ① tax_fed is initialized to $0. ② fed_tax_gross_pay is ≥ $2695.43 so tax_fed is set to 19.55% of fed_tax_gross_pay. ③ Then, tax_fed is returned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3">
          <table:table-cell table:style-name="ce64" office:value-type="string" calcext:value-type="string">
            <text:p>    so to thoroughly test this function, we need to test that all 4 paths through the function work correctly. This would require at least one test case where fed_tax_gross_pay is &lt; $384.62, at least</text:p>
            <text:p>    one test case where fed_tax_gross_pay is in [$384.62, $1413.67), at least one test case where fed_tax_gross_pay is in [$1413.67, $2695.43), and at least one test case where</text:p>
            <text:p>    fed_tax_gross_pay ≥ $2695.43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>
          <table:table-cell table:style-name="ce61"/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pan text:style-name="T5">4. Testing the </text:span><text:span text:style-name="T15">calc_tax_state()</text:span><text:span text:style-name="T5"> function</text:span>. There are 3 paths through this function which need to be tested with 3 separate test cases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a. ① tax_state is initialized to $0. ② fed_tax_gross_pay is &lt; $961.54 so tax_state is set to 1.19% of fed_tax_gross_pay. ③ Then, tax_state is returned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b. ① tax_state is initialized to $0. ② fed_tax_gross_pay is in [$961.54, $2145.66) so tax_state is set to 3.44% of fed_tax_gross_pay. ③ Then, tax_state is returned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2">
          <table:table-cell table:style-name="ce63" office:value-type="string" calcext:value-type="string">
            <text:p><text:s text:c="4"/>c. ① tax_state is initialized to $0. ② fed_tax_gross_pay is ≥ $2145.66 so tax_state is set to 7.74% of fed_tax_gross_pay. ③ Then, tax_state is returned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5">
          <table:table-cell table:style-name="ce64" office:value-type="string" calcext:value-type="string">
            <text:p>    so to thoroughly test this function, we need to test that all 3 paths through the function work correctly. This would require at least one test case where fed_tax_gross_pay is &lt; 961.54, at least</text:p>
            <text:p>    one test case where fed_tax_gross_pay is in [$961.54, $2145.66), and at least one test case where fed_tax_gross_pay ≥ $2145.66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>
          <table:table-cell table:style-name="ce64"/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5">
          <table:table-cell table:style-name="ce65" office:value-type="string" calcext:value-type="string">
            <text:p>5. Testing the open_input_file() function<text:span text:style-name="T7">. There are 2 paths through this function, with inputs: ifstream&amp; fin (which was defined in main()), string filename (which should be "payroll.txt") which need to be</text:span></text:p>
            <text:p><text:span text:style-name="T7">    tested with 2 different test cases.</text:span>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>
          <table:table-cell table:style-name="ce66" office:value-type="string" calcext:value-type="string">
            <text:p><text:s text:c="4"/>a. ① Given fin, call fin.open(filename) to attempt to open the file for reading ② the file is successfully opened, so the function simply returns nothing, but the file is now open for reading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>
          <table:table-cell table:style-name="ce66" office:value-type="string" calcext:value-type="string">
            <text:p><text:s text:c="4"/>b. ① Given fin, call fin.open(filename) to attempt to open the file for reading ② the file could not be opened, terminate("Could not open payroll.text for reading", ERR_OPEN_INPUT_FILE) is called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>
          <table:table-cell table:style-name="ce66"/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5">
          <table:table-cell table:style-name="ce65" office:value-type="string" calcext:value-type="string">
            <text:p>6. Testing the open_output_file() function<text:span text:style-name="T7">. There are 2 paths through this function, with inputs: ofstream&amp; fout (which was defined in main()), string filename (which should be "paycheck.txt") which need</text:span></text:p>
            <text:p><text:span text:style-name="T7">    to be tested with 2 different test cases.</text:span>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>
          <table:table-cell table:style-name="ce66" office:value-type="string" calcext:value-type="string">
            <text:p><text:s text:c="4"/>a. ① Given fout, call fout.open(filename) to attempt to open the file for writing ② the file is successfully opened, so the function simply returns nothing, but the file is now open for writing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>
          <table:table-cell table:style-name="ce66" office:value-type="string" calcext:value-type="string">
            <text:p><text:s text:c="4"/>b. ① Given fout, call fout.open(filename) to attempt to open the file for writing ② the file could not be opened, terminate("Could not open paycheck.text for writing", ERR_OPEN_OUTPUT_FILE) is called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>
          <table:table-cell table:style-name="ce61"/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5">
          <table:table-cell table:style-name="ce64" office:value-type="string" calcext:value-type="string">
            <text:p><text:span text:style-name="T5">7. Testing the terminate() function</text:span>. There is only 1 path through terminate (since it does not contain any if or if-else statements). terminate() will be called when performing test 5(b) so we just do not</text:p>
            <text:p>    need to write a separate test case for terminate(), as it will be tested during the process of performing test 5(b)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>
          <table:table-cell table:style-name="ce64"/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6">
          <table:table-cell table:style-name="ce63" office:value-type="string" calcext:value-type="string">
            <text:p><text:span text:style-name="T5">8. Testing the main() function</text:span>. main() contains no if or if-else statements, so it just executes one statement after the other, starting with the first statement. We do however need to test that the output</text:p>
            <text:p>    sent to paycheck.txt is correct, so we need to verify that the contents of paycheck.txt matches what we calculate.</text:p>
            <text:p/>
            <text:p>    Adding up the number of test cases I specified that we need for the functions in list items 1-7, we obtain 17 test cases. However, that does not mean that we actually need to create 17 different test  </text:p>
            <text:p>    cases because we can design our test cases so there is overlap, e.g.,, so a single test case might perform test cases 1(a), 2(a), 3(b), 4(b), 5(a), 6(a), and main(). The trick is to carefully choose our</text:p>
            <text:p>    inputs in payroll.txt so we can maximize the number of the above tests which are tested with that specific set of input data.</text:p>
            <text:p/>
            <text:p>    Now, the lab project requirements are that you are to create 2 additional test cases beyond the first test case which I gave you in the source code file template, so to thoroughly test your code, 3 test</text:p>
            <text:p>    cases is actually an insufficient number because to test the <text:span text:style-name="T5">calc_tax_fed()</text:span> function—which has four different paths through it—would require a minimum of 4 test cases. I should have asked you to  </text:p>
            <text:p>    create 4 test cases rather than just 3, but oh well.</text:p>
            <text:p/>
            <text:p>    That I failed to ask you to create more than 3 test cases does not prevent you from performing more than 3 test cases on your code, so I strongly recommend you design your test cases to ensure that</text:p>
            <text:p>    you test 1(a-c), 2(a-c), 3(a-d), 4(a-c), 5(a-b), 6(a-b), and 8 (the main() function).</text:p>
            <text:p/>
            <text:p>    This spreadsheet makes it simple to create new test cases, so to create a 4th test case, all you have to do is make a copy of the sheet named "Test Case 3", enter your test case input data in the new</text:p>
            <text:p>    sheet for Test Case 4 in cells A4:B6 (this is the contents of "payroll.txt"), and then verify the output file "paycheck.txt" produced by your program matches the expected output which this testing</text:p>
            <text:p>    spreadsheet generates.</text:p>
            <text:p/>
            <text:p>    Do not forget to document your test cases and the test case results in the header comment block of <text:span text:style-name="T1">main.cpp</text:span>.</text:p>
          </table:table-cell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 table:number-rows-repeated="11">
          <table:table-cell table:style-name="ce63"/>
          <table:table-cell table:style-name="ce58" table:number-columns-repeated="4"/>
          <table:table-cell table:style-name="ce61" table:number-columns-repeated="11"/>
          <table:table-cell table:style-name="ce117" table:number-columns-repeated="48"/>
        </table:table-row>
        <table:table-row table:style-name="ro1" table:number-rows-repeated="28">
          <table:table-cell table:style-name="ce58" table:number-columns-repeated="5"/>
          <table:table-cell table:style-name="ce61" table:number-columns-repeated="11"/>
          <table:table-cell table:style-name="ce117" table:number-columns-repeated="48"/>
        </table:table-row>
        <table:table-row table:style-name="ro1" table:number-rows-repeated="15">
          <table:table-cell table:style-name="ce58" table:number-columns-repeated="16"/>
          <table:table-cell table:number-columns-repeated="48"/>
        </table:table-row>
        <table:table-row table:style-name="ro1" table:number-rows-repeated="112">
          <table:table-cell table:number-columns-repeated="2"/>
          <table:table-cell table:style-name="ce58" table:number-columns-repeated="14"/>
          <table:table-cell table:number-columns-repeated="48"/>
        </table:table-row>
        <table:table-row table:style-name="ro1" table:number-rows-repeated="10483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t Case 1" table:style-name="ta1"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9" table:default-cell-style-name="ce41"/>
        <table:table-column table:style-name="co21" table:default-cell-style-name="ce41"/>
        <table:table-column table:style-name="co22" table:default-cell-style-name="ce41"/>
        <table:table-column table:style-name="co9" table:default-cell-style-name="ce41"/>
        <table:table-column table:style-name="co13" table:default-cell-style-name="ce41"/>
        <table:table-column table:style-name="co9" table:number-columns-repeated="5" table:default-cell-style-name="ce41"/>
        <table:table-column table:style-name="co14" table:default-cell-style-name="ce41"/>
        <table:table-column table:style-name="co9" table:number-columns-repeated="47" table:default-cell-style-name="ce41"/>
        <table:table-row table:style-name="ro7">
          <table:table-cell table:style-name="ce32" office:value-type="string" calcext:value-type="string">
            <text:p>Test Case 1 - Make up a last name, first name, pay rate, hours worked, and medical insurance status code and enter the values in cells A4:B6. The format of the input file is shown in cells C4:C6</text:p>
          </table:table-cell>
          <table:table-cell table:style-name="ce42" table:number-columns-repeated="2"/>
          <table:table-cell table:style-name="ce34"/>
          <table:table-cell table:style-name="ce42" table:number-columns-repeated="6"/>
          <table:table-cell table:style-name="ce56" table:number-columns-repeated="5"/>
          <table:table-cell table:style-name="Default" table:number-columns-repeated="37"/>
          <table:table-cell table:style-name="Default" office:value-type="float" office:value="0" calcext:value-type="float">
            <text:p>0</text:p>
          </table:table-cell>
          <table:table-cell table:style-name="Default" table:number-columns-repeated="11"/>
        </table:table-row>
        <table:table-row table:style-name="ro8">
          <table:table-cell table:style-name="ce33"/>
          <table:table-cell table:style-name="ce36" table:number-columns-repeated="2"/>
          <table:table-cell table:style-name="ce33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ontents of payroll.txt</text:p>
          </table:table-cell>
          <table:table-cell table:style-name="ce42"/>
          <table:table-cell table:style-name="ce34" office:value-type="string" calcext:value-type="string">
            <text:p><text:s text:c="5"/>Format of payroll.txt</text:p>
          </table:table-cell>
          <table:table-cell table:style-name="ce42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122" table:content-validation-name="val1" office:value-type="string" calcext:value-type="string">
            <text:p>Simpson</text:p>
          </table:table-cell>
          <table:table-cell table:style-name="ce122" table:content-validation-name="val4" office:value-type="string" calcext:value-type="string">
            <text:p>Homer</text:p>
          </table:table-cell>
          <table:table-cell table:style-name="ce136" table:content-validation-name="val1" office:value-type="string" calcext:value-type="string">
            <text:p><text:s text:c="5"/>last_name <text:s text:c="2"/>first_name</text:p>
          </table:table-cell>
          <table:table-cell table:style-name="ce136" table:content-validation-name="val4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8">
          <table:table-cell table:style-name="ce118" table:content-validation-name="val2" office:value-type="float" office:value="15.25" calcext:value-type="float">
            <text:p>15.25</text:p>
          </table:table-cell>
          <table:table-cell table:style-name="ce43" table:content-validation-name="val5" office:value-type="float" office:value="84" calcext:value-type="float">
            <text:p>84.00</text:p>
          </table:table-cell>
          <table:table-cell table:style-name="ce136" table:content-validation-name="val2" office:value-type="string" calcext:value-type="string">
            <text:p>     pay_rate   <text:span text:style-name="T1">hrs_worked</text:span></text:p>
          </table:table-cell>
          <table:table-cell table:style-name="ce50" table:content-validation-name="val5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2" calcext:value-type="float">
            <text:p>2</text:p>
          </table:table-cell>
          <table:table-cell table:style-name="Default" table:number-columns-repeated="11"/>
        </table:table-row>
        <table:table-row table:style-name="ro8">
          <table:table-cell table:style-name="ce35" table:content-validation-name="val3" office:value-type="float" office:value="2" calcext:value-type="float">
            <text:p>2</text:p>
          </table:table-cell>
          <table:table-cell table:style-name="ce44"/>
          <table:table-cell table:style-name="ce136" table:content-validation-name="val6" office:value-type="string" calcext:value-type="string">
            <text:p><text:s text:c="5"/>med_ins_status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/>
          <table:table-cell table:style-name="ce45"/>
          <table:table-cell table:style-name="ce36" table:number-columns-repeated="2"/>
          <table:table-cell table:style-name="ce45"/>
          <table:table-cell table:style-name="ce36" table:number-columns-repeated="5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alculations which the program performs</text:p>
          </table:table-cell>
          <table:table-cell table:style-name="ce42"/>
          <table:table-cell table:style-name="ce48"/>
          <table:table-cell table:style-name="ce36"/>
          <table:table-cell table:style-name="ce34" office:value-type="string" calcext:value-type="string">
            <text:p>Expected Output in "paycheck.txt"</text:p>
          </table:table-cell>
          <table:table-cell table:style-name="ce42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Pay Rate</text:p>
          </table:table-cell>
          <table:table-cell table:style-name="ce45" table:formula="of:=[.A5]" office:value-type="currency" office:currency="USD" office:value="15.25" calcext:value-type="currency">
            <text:p>$15.25</text:p>
          </table:table-cell>
          <table:table-cell table:style-name="ce36" office:value-type="string" calcext:value-type="string">
            <text:p>pay_rate copied from the input file (cell A5)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Hours Worked</text:p>
          </table:table-cell>
          <table:table-cell table:style-name="ce46" table:formula="of:=[.B5]" office:value-type="float" office:value="84" calcext:value-type="float">
            <text:p>84</text:p>
          </table:table-cell>
          <table:table-cell table:style-name="ce36" office:value-type="string" calcext:value-type="string">
            <text:p>hrs_worked copied from the input file (cell B3)</text:p>
          </table:table-cell>
          <table:table-cell table:style-name="ce36"/>
          <table:table-cell table:style-name="ce51" table:formula="of:=&quot;EMPLOYEE: &quot;&amp;[.$A$4]&amp;&quot;, &quot;&amp;[.$B$4]" office:value-type="string" office:string-value="EMPLOYEE: Simpson, Homer" calcext:value-type="string">
            <text:p>EMPLOYEE: Simpson, Homer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Regular Hours Worked</text:p>
          </table:table-cell>
          <table:table-cell table:style-name="ce36" table:formula="of:=IF ([.B10] &gt; 80 ; 80; [.B10])" office:value-type="float" office:value="80" calcext:value-type="float">
            <text:p>80</text:p>
          </table:table-cell>
          <table:table-cell table:style-name="ce36" office:value-type="string" calcext:value-type="string">
            <text:p>Regular Hours is Minimum(hrs_worked, 80)</text:p>
          </table:table-cell>
          <table:table-cell table:style-name="ce36"/>
          <table:table-cell table:style-name="ce51" office:value-type="string" calcext:value-type="string">
            <text:p>PAY RATE:</text:p>
          </table:table-cell>
          <table:table-cell table:style-name="ce52" table:formula="of:=[.A5]" office:value-type="currency" office:currency="USD" office:value="15.25" calcext:value-type="currency">
            <text:p>$15.25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Overtime Hours Worked</text:p>
          </table:table-cell>
          <table:table-cell table:style-name="ce36" table:formula="of:=IF ( [.B10] &gt; 80 ; [.B10] - 80 ; 0 )" office:value-type="float" office:value="4" calcext:value-type="float">
            <text:p>4</text:p>
          </table:table-cell>
          <table:table-cell table:style-name="ce49" office:value-type="string" calcext:value-type="string">
            <text:p>Overtime is hrs_worked &gt; 80</text:p>
          </table:table-cell>
          <table:table-cell table:style-name="ce49"/>
          <table:table-cell table:style-name="ce51" office:value-type="string" calcext:value-type="string">
            <text:p>HOURS:</text:p>
          </table:table-cell>
          <table:table-cell table:style-name="ce53" table:formula="of:=[.B5]" office:value-type="float" office:value="84" calcext:value-type="float">
            <text:p>84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Gross Pay</text:p>
          </table:table-cell>
          <table:table-cell table:style-name="ce45" table:formula="of:=IF ([.$A$5] = &quot;pay_rate&quot; ; 0 ; IF ( [.B10] &lt;= 80 ; [.B9] * [.B10] ; [.B9] * 80 + 1.5 * [.B9] * [.B12]))" office:value-type="currency" office:currency="USD" office:value="1311.5" calcext:value-type="currency">
            <text:p>$1,311.50</text:p>
          </table:table-cell>
          <table:table-cell table:style-name="ce36" office:value-type="string" calcext:value-type="string">
            <text:p>See Note <text:s/>1</text:p>
          </table:table-cell>
          <table:table-cell table:style-name="ce36"/>
          <table:table-cell table:style-name="ce51" office:value-type="string" calcext:value-type="string">
            <text:p>GROSS PAY:</text:p>
          </table:table-cell>
          <table:table-cell table:style-name="ce52" table:formula="of:=[.B13]" office:value-type="currency" office:currency="USD" office:value="1311.5" calcext:value-type="currency">
            <text:p>$1,311.5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Deductions</text:p>
          </table:table-cell>
          <table:table-cell table:style-name="ce36" table:number-columns-repeated="3"/>
          <table:table-cell table:style-name="ce51" office:value-type="string" calcext:value-type="string">
            <text:p>MED INS DEDUCT:</text:p>
          </table:table-cell>
          <table:table-cell table:style-name="ce52" table:formula="of:=[.B16]" office:value-type="currency" office:currency="USD" office:value="110.13" calcext:value-type="currency">
            <text:p>$110.13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401K Deduction</text:p>
          </table:table-cell>
          <table:table-cell table:style-name="ce45" table:formula="of:=[.B13] * [$'Lab 7 Testing Overview'.$D$7]" office:value-type="currency" office:currency="USD" office:value="78.69" calcext:value-type="currency">
            <text:p>$78.69</text:p>
          </table:table-cell>
          <table:table-cell table:style-name="ce36" office:value-type="string" calcext:value-type="string">
            <text:p>401K Deduction = Gross Pay * FOUR01K_RATE</text:p>
          </table:table-cell>
          <table:table-cell table:style-name="ce36"/>
          <table:table-cell table:style-name="ce51" office:value-type="string" calcext:value-type="string">
            <text:p>401K DEDUCT:</text:p>
          </table:table-cell>
          <table:table-cell table:style-name="ce52" table:formula="of:=[.B15]" office:value-type="currency" office:currency="USD" office:value="78.69" calcext:value-type="currency">
            <text:p>$78.69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Med Ins Deduction</text:p>
          </table:table-cell>
          <table:table-cell table:style-name="ce45" table:formula="of:=IF ([.B10] = 0;0;IF ([.$A$6] = 0 ; [$'Lab 7 Testing Overview'.$D$10] ; IF ([.$A$6] = 1; [$'Lab 7 Testing Overview'.$D$9]; [$'Lab 7 Testing Overview'.$D$8])))" office:value-type="currency" office:currency="USD" office:value="110.13" calcext:value-type="currency">
            <text:p>$110.13</text:p>
          </table:table-cell>
          <table:table-cell table:style-name="ce49" office:value-type="string" calcext:value-type="string">
            <text:p>See Note 2</text:p>
          </table:table-cell>
          <table:table-cell table:style-name="ce36"/>
          <table:table-cell table:style-name="ce51" office:value-type="string" calcext:value-type="string">
            <text:p>FED TAX GROSS PAY:</text:p>
          </table:table-cell>
          <table:table-cell table:style-name="ce52" table:formula="of:=[.B18]" office:value-type="currency" office:currency="USD" office:value="1122.68" calcext:value-type="currency">
            <text:p>$1,122.68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Deductions Total</text:p>
          </table:table-cell>
          <table:table-cell table:style-name="ce45" table:formula="of:=[.B15]+[.B16]" office:value-type="currency" office:currency="USD" office:value="188.82" calcext:value-type="currency">
            <text:p>$188.82</text:p>
          </table:table-cell>
          <table:table-cell table:style-name="ce49" office:value-type="string" calcext:value-type="string">
            <text:p>Total Deductions = 401K Deduction + Med Ins Deduction</text:p>
          </table:table-cell>
          <table:table-cell table:style-name="ce49"/>
          <table:table-cell table:style-name="ce51" office:value-type="string" calcext:value-type="string">
            <text:p>TAX - FEDERAL:</text:p>
          </table:table-cell>
          <table:table-cell table:style-name="ce52" table:formula="of:=[.B20]" office:value-type="currency" office:currency="USD" office:value="89.477596" calcext:value-type="currency">
            <text:p>$89.48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Fed Tax Gross Pay</text:p>
          </table:table-cell>
          <table:table-cell table:style-name="ce45" table:formula="of:=[.B13]-[.B15]-[.B16]" office:value-type="currency" office:currency="USD" office:value="1122.68" calcext:value-type="currency">
            <text:p>$1,122.68</text:p>
          </table:table-cell>
          <table:table-cell table:style-name="ce36" office:value-type="string" calcext:value-type="string">
            <text:p>Fed Tax Gross Pay is Gross Pay - Deductions</text:p>
          </table:table-cell>
          <table:table-cell table:style-name="ce36"/>
          <table:table-cell table:style-name="ce51" office:value-type="string" calcext:value-type="string">
            <text:p>TAX - OASDI:</text:p>
          </table:table-cell>
          <table:table-cell table:style-name="ce52" table:formula="of:=[.B22]" office:value-type="currency" office:currency="USD" office:value="69.60616" calcext:value-type="currency">
            <text:p>$69.61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Taxes</text:p>
          </table:table-cell>
          <table:table-cell table:style-name="ce36" table:number-columns-repeated="3"/>
          <table:table-cell table:style-name="ce51" office:value-type="string" calcext:value-type="string">
            <text:p>TAX - MEDICARE:</text:p>
          </table:table-cell>
          <table:table-cell table:style-name="ce52" table:formula="of:=[.B23]" office:value-type="currency" office:currency="USD" office:value="16.27886" calcext:value-type="currency">
            <text:p>$16.28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Fed</text:p>
          </table:table-cell>
          <table:table-cell table:style-name="ce45" table:formula="of:=[.B18] * VLOOKUP([.B18];[$'Lab 7 Testing Overview'.$G$12:$'Lab 7 Testing Overview'.$H$15];2;1)" office:value-type="currency" office:currency="USD" office:value="89.477596" calcext:value-type="currency">
            <text:p>$89.48</text:p>
          </table:table-cell>
          <table:table-cell table:style-name="ce46" table:formula="of:=&quot;Tax Rate is &quot; &amp; (VLOOKUP([.B18];[$'Lab 7 Testing Overview'.$G$12:$'Lab 7 Testing Overview'.$H$15];2;1) * 100) &amp; &quot;%. See federal table on p. 7 of Lab 7 document&quot;" office:value-type="string" office:string-value="Tax Rate is 7.97%. See federal table on p. 7 of Lab 7 document" calcext:value-type="string">
            <text:p>Tax Rate is 7.97%. See federal table on p. 7 of Lab 7 document</text:p>
          </table:table-cell>
          <table:table-cell table:style-name="ce36"/>
          <table:table-cell table:style-name="ce51" office:value-type="string" calcext:value-type="string">
            <text:p>TAX - STATE:</text:p>
          </table:table-cell>
          <table:table-cell table:style-name="ce52" table:formula="of:=[.B21]" office:value-type="currency" office:currency="USD" office:value="38.620192" calcext:value-type="currency">
            <text:p>$38.62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State</text:p>
          </table:table-cell>
          <table:table-cell table:style-name="ce45" table:formula="of:=[.B18] * VLOOKUP([.B18];[$'Lab 7 Testing Overview'.$K$13:$'Lab 7 Testing Overview'.$L$15];2;1)" office:value-type="currency" office:currency="USD" office:value="38.620192" calcext:value-type="currency">
            <text:p>$38.62</text:p>
          </table:table-cell>
          <table:table-cell table:style-name="ce46" table:formula="of:=&quot;Tax Rate is &quot; &amp; (VLOOKUP([.B18];[$'Lab 7 Testing Overview'.$K$13:$'Lab 7 Testing Overview'.$L$15];2;1) * 100) &amp; &quot;%. See state tax table on pp. 7-8 of Lab 7 document&quot;" office:value-type="string" office:string-value="Tax Rate is 3.44%. See state tax table on pp. 7-8 of Lab 7 document" calcext:value-type="string">
            <text:p>Tax Rate is 3.44%. See state tax table on pp. 7-8 of Lab 7 document</text:p>
          </table:table-cell>
          <table:table-cell table:style-name="ce36"/>
          <table:table-cell table:style-name="ce51" office:value-type="string" calcext:value-type="string">
            <text:p>TAX - TOTAL:</text:p>
          </table:table-cell>
          <table:table-cell table:style-name="ce52" table:formula="of:=[.B24]" office:value-type="currency" office:currency="USD" office:value="213.982808" calcext:value-type="currency">
            <text:p>$213.98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OASDI</text:p>
          </table:table-cell>
          <table:table-cell table:style-name="ce45" table:formula="of:=[.B18]*[$'Lab 7 Testing Overview'.$D$15]" office:value-type="currency" office:currency="USD" office:value="69.60616" calcext:value-type="currency">
            <text:p>$69.61</text:p>
          </table:table-cell>
          <table:table-cell table:style-name="ce36" office:value-type="string" calcext:value-type="string">
            <text:p>Social Security tax. Fed Tax Gross Pay x OASDI_RATE</text:p>
          </table:table-cell>
          <table:table-cell table:style-name="ce36"/>
          <table:table-cell table:style-name="ce51" office:value-type="string" calcext:value-type="string">
            <text:p>NET PAY:</text:p>
          </table:table-cell>
          <table:table-cell table:style-name="ce52" table:formula="of:=[.B25]" office:value-type="currency" office:currency="USD" office:value="908.697192" calcext:value-type="currency">
            <text:p>$908.7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Medicare</text:p>
          </table:table-cell>
          <table:table-cell table:style-name="ce45" table:formula="of:=[.B18]*[$'Lab 7 Testing Overview'.$D$14]" office:value-type="currency" office:currency="USD" office:value="16.27886" calcext:value-type="currency">
            <text:p>$16.28</text:p>
          </table:table-cell>
          <table:table-cell table:style-name="ce36" office:value-type="string" calcext:value-type="string">
            <text:p>Medicare tax. Fed Tax Gross Pay x MEDICARE_RATE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Total</text:p>
          </table:table-cell>
          <table:table-cell table:style-name="ce45" table:formula="of:=SUM([.B20:.B23])" office:value-type="currency" office:currency="USD" office:value="213.982808" calcext:value-type="currency">
            <text:p>$213.98</text:p>
          </table:table-cell>
          <table:table-cell table:style-name="ce36" office:value-type="string" calcext:value-type="string">
            <text:p>Sum of taxes</text:p>
          </table:table-cell>
          <table:table-cell table:style-name="ce36" table:number-columns-repeated="4"/>
          <table:table-cell table:style-name="ce54"/>
          <table:table-cell table:style-name="ce55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Net Pay</text:p>
          </table:table-cell>
          <table:table-cell table:style-name="ce45" table:formula="of:=[.B18]-[.B24]" office:value-type="currency" office:currency="USD" office:value="908.697192" calcext:value-type="currency">
            <text:p>$908.70</text:p>
          </table:table-cell>
          <table:table-cell table:style-name="ce36" office:value-type="string" calcext:value-type="string">
            <text:p>Net Pay is Fed Tax Gross Pay - Tax Total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10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1: Gross Pay is based on Pay Rate and Hours Worked and is calculated as: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If Hours Worked &lt;= 80 Then Regular Hours = Hours Worked; Overtime Hours = 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Else (Hours Worked is &gt; 80) Regular Hours = 80; Overtime Hours = Hours Worked - 8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If Hours Worked &lt;= 80 Then Gross Pay = Pay Rate x Regular Hours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Else Gross Pay = (Pay Rate x 80) + (1.5 x Pay Rate x Overtime Hours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/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2: Medical Insurance Deduction is calculated as (see Medical Insurance Deduction Table on p. 7 of the Lab 7 document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32.16 when med-ins-status is MED_INS_STATUS_EMPL_ON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64.97 when med-ins-status is MED_INS_STATUS_EMPL_ONE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110.13 when med-ins-status is MED_INS_STATUS_EMPL_FAMI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2"/>
          <table:table-cell table:style-name="ce49"/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7">
          <table:table-cell table:style-name="ce36" table:number-columns-repeated="2"/>
          <table:table-cell table:style-name="ce49" table:number-columns-repeated="3"/>
          <table:table-cell table:style-name="ce36" table:number-columns-repeated="6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25">
          <table:table-cell table:number-columns-repeated="64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t Case 2" table:style-name="ta1"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3" table:default-cell-style-name="ce41"/>
        <table:table-column table:style-name="co9" table:default-cell-style-name="ce41"/>
        <table:table-column table:style-name="co21" table:default-cell-style-name="ce41"/>
        <table:table-column table:style-name="co22" table:default-cell-style-name="ce41"/>
        <table:table-column table:style-name="co9" table:default-cell-style-name="ce41"/>
        <table:table-column table:style-name="co13" table:default-cell-style-name="ce41"/>
        <table:table-column table:style-name="co9" table:number-columns-repeated="5" table:default-cell-style-name="ce41"/>
        <table:table-column table:style-name="co14" table:default-cell-style-name="ce41"/>
        <table:table-column table:style-name="co9" table:number-columns-repeated="47" table:default-cell-style-name="ce41"/>
        <table:table-row table:style-name="ro7">
          <table:table-cell table:style-name="ce32" office:value-type="string" calcext:value-type="string">
            <text:p>Test Case 2 - Make up a last name, first name, pay rate, hours worked, and medical insurance status code and enter the values in cells A4:B6. The format of the input file is shown in cells C4:C6</text:p>
          </table:table-cell>
          <table:table-cell table:style-name="ce42" table:number-columns-repeated="2"/>
          <table:table-cell table:style-name="ce34"/>
          <table:table-cell table:style-name="ce42" table:number-columns-repeated="6"/>
          <table:table-cell table:style-name="ce56" table:number-columns-repeated="5"/>
          <table:table-cell table:style-name="Default" table:number-columns-repeated="37"/>
          <table:table-cell table:style-name="Default" office:value-type="float" office:value="0" calcext:value-type="float">
            <text:p>0</text:p>
          </table:table-cell>
          <table:table-cell table:style-name="Default" table:number-columns-repeated="11"/>
        </table:table-row>
        <table:table-row table:style-name="ro8">
          <table:table-cell table:style-name="ce33"/>
          <table:table-cell table:style-name="ce36" table:number-columns-repeated="2"/>
          <table:table-cell table:style-name="ce33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ontents of payroll.txt</text:p>
          </table:table-cell>
          <table:table-cell table:style-name="ce42"/>
          <table:table-cell table:style-name="ce34" office:value-type="string" calcext:value-type="string">
            <text:p><text:s text:c="5"/>Format of payroll.txt</text:p>
          </table:table-cell>
          <table:table-cell table:style-name="ce42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122" table:content-validation-name="val1" office:value-type="string" calcext:value-type="string">
            <text:p>last_name</text:p>
          </table:table-cell>
          <table:table-cell table:style-name="ce122" table:content-validation-name="val4" office:value-type="string" calcext:value-type="string">
            <text:p>first_name</text:p>
          </table:table-cell>
          <table:table-cell table:style-name="ce136" table:content-validation-name="val1" office:value-type="string" calcext:value-type="string">
            <text:p><text:s text:c="5"/>last_name <text:s text:c="2"/>first_name</text:p>
          </table:table-cell>
          <table:table-cell table:style-name="ce136" table:content-validation-name="val4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8">
          <table:table-cell table:style-name="ce122" table:content-validation-name="val2" office:value-type="string" calcext:value-type="string">
            <text:p>pay_rate</text:p>
          </table:table-cell>
          <table:table-cell table:style-name="ce43" table:content-validation-name="val5" office:value-type="float" office:value="0" calcext:value-type="float">
            <text:p>0.00</text:p>
          </table:table-cell>
          <table:table-cell table:style-name="ce136" table:content-validation-name="val2" office:value-type="string" calcext:value-type="string">
            <text:p><text:s text:c="5"/>pay_rate <text:s text:c="2"/>hrs_worked</text:p>
          </table:table-cell>
          <table:table-cell table:style-name="ce50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2" calcext:value-type="float">
            <text:p>2</text:p>
          </table:table-cell>
          <table:table-cell table:style-name="Default" table:number-columns-repeated="11"/>
        </table:table-row>
        <table:table-row table:style-name="ro8">
          <table:table-cell table:style-name="ce122" table:content-validation-name="val3" office:value-type="float" office:value="0" calcext:value-type="float">
            <text:p>0</text:p>
          </table:table-cell>
          <table:table-cell table:style-name="ce44"/>
          <table:table-cell table:style-name="ce136" office:value-type="string" calcext:value-type="string">
            <text:p><text:s text:c="5"/>med_ins_status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/>
          <table:table-cell table:style-name="ce45"/>
          <table:table-cell table:style-name="ce36" table:number-columns-repeated="2"/>
          <table:table-cell table:style-name="ce45"/>
          <table:table-cell table:style-name="ce36" table:number-columns-repeated="5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alculations which the program performs</text:p>
          </table:table-cell>
          <table:table-cell table:style-name="ce42"/>
          <table:table-cell table:style-name="ce48"/>
          <table:table-cell table:style-name="ce36"/>
          <table:table-cell table:style-name="ce34" office:value-type="string" calcext:value-type="string">
            <text:p>Expected Output in "paycheck.txt"</text:p>
          </table:table-cell>
          <table:table-cell table:style-name="ce42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Pay Rate</text:p>
          </table:table-cell>
          <table:table-cell table:style-name="ce45" table:formula="of:=[.A5]" office:value-type="string" office:string-value="pay_rate" calcext:value-type="string">
            <text:p>pay_rate</text:p>
          </table:table-cell>
          <table:table-cell table:style-name="ce36" office:value-type="string" calcext:value-type="string">
            <text:p>pay_rate copied from the input file (cell A5)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Hours Worked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36" office:value-type="string" calcext:value-type="string">
            <text:p>hrs_worked copied from the input file (cell B3)</text:p>
          </table:table-cell>
          <table:table-cell table:style-name="ce36"/>
          <table:table-cell table:style-name="ce51" table:formula="of:=&quot;EMPLOYEE: &quot;&amp;[.$A$4]&amp;&quot;, &quot;&amp;[.$B$4]" office:value-type="string" office:string-value="EMPLOYEE: last_name, first_name" calcext:value-type="string">
            <text:p>EMPLOYEE: last_name, first_name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Regular Hours Worked</text:p>
          </table:table-cell>
          <table:table-cell table:style-name="ce36" table:formula="of:=IF ([.B10] &gt; 80 ; 80; [.B10])" office:value-type="float" office:value="0" calcext:value-type="float">
            <text:p>0</text:p>
          </table:table-cell>
          <table:table-cell table:style-name="ce36" office:value-type="string" calcext:value-type="string">
            <text:p>Regular Hours is Minimum(hrs_worked, 80)</text:p>
          </table:table-cell>
          <table:table-cell table:style-name="ce36"/>
          <table:table-cell table:style-name="ce51" office:value-type="string" calcext:value-type="string">
            <text:p>PAY RATE:</text:p>
          </table:table-cell>
          <table:table-cell table:style-name="ce52" table:formula="of:=[.A5]" office:value-type="string" office:string-value="pay_rate" calcext:value-type="string">
            <text:p>pay_rate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Overtime Hours Worked</text:p>
          </table:table-cell>
          <table:table-cell table:style-name="ce36" table:formula="of:=IF ( [.B10] &gt; 80 ; [.B10] - 80 ; 0 )" office:value-type="float" office:value="0" calcext:value-type="float">
            <text:p>0</text:p>
          </table:table-cell>
          <table:table-cell table:style-name="ce49" office:value-type="string" calcext:value-type="string">
            <text:p>Overtime is hrs_worked &gt; 80</text:p>
          </table:table-cell>
          <table:table-cell table:style-name="ce49"/>
          <table:table-cell table:style-name="ce51" office:value-type="string" calcext:value-type="string">
            <text:p>HOURS:</text:p>
          </table:table-cell>
          <table:table-cell table:style-name="ce53" table:formula="of:=[.B5]" office:value-type="float" office:value="0" calcext:value-type="float">
            <text:p>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Gross Pay</text:p>
          </table:table-cell>
          <table:table-cell table:style-name="ce45" table:formula="of:=IF ([.$A$5] = &quot;pay_rate&quot; ; 0 ; IF ( [.B10] &lt;= 80 ; [.B9] * [.B10] ; [.B9] * 80 + 1.5 * [.B9] * [.B12])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ee Note <text:s/>1</text:p>
          </table:table-cell>
          <table:table-cell table:style-name="ce36"/>
          <table:table-cell table:style-name="ce51" office:value-type="string" calcext:value-type="string">
            <text:p>GROSS PAY:</text:p>
          </table:table-cell>
          <table:table-cell table:style-name="ce52" table:formula="of:=[.B13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Deductions</text:p>
          </table:table-cell>
          <table:table-cell table:style-name="ce36" table:number-columns-repeated="3"/>
          <table:table-cell table:style-name="ce51" office:value-type="string" calcext:value-type="string">
            <text:p>MED INS DEDUCT:</text:p>
          </table:table-cell>
          <table:table-cell table:style-name="ce52" table:formula="of:=[.B16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401K Deduction</text:p>
          </table:table-cell>
          <table:table-cell table:style-name="ce45" table:formula="of:=[.B13] * [$'Lab 7 Testing Overview'.$D$7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401K Deduction = Gross Pay * FOUR01K_RATE</text:p>
          </table:table-cell>
          <table:table-cell table:style-name="ce36"/>
          <table:table-cell table:style-name="ce51" office:value-type="string" calcext:value-type="string">
            <text:p>401K DEDUCT:</text:p>
          </table:table-cell>
          <table:table-cell table:style-name="ce52" table:formula="of:=[.B15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Med Ins Deduction</text:p>
          </table:table-cell>
          <table:table-cell table:style-name="ce45" table:formula="of:=IF ([.B10] = 0;0;IF ([.$A$6] = 0 ; [$'Lab 7 Testing Overview'.$D$10] ; IF ([.$A$6] = 1; [$'Lab 7 Testing Overview'.$D$9]; [$'Lab 7 Testing Overview'.$D$8])))" office:value-type="currency" office:currency="USD" office:value="0" calcext:value-type="currency">
            <text:p>$0.00</text:p>
          </table:table-cell>
          <table:table-cell table:style-name="ce49" office:value-type="string" calcext:value-type="string">
            <text:p>See Note 2</text:p>
          </table:table-cell>
          <table:table-cell table:style-name="ce36"/>
          <table:table-cell table:style-name="ce51" office:value-type="string" calcext:value-type="string">
            <text:p>FED TAX GROSS PAY:</text:p>
          </table:table-cell>
          <table:table-cell table:style-name="ce52" table:formula="of:=[.B18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Deductions Total</text:p>
          </table:table-cell>
          <table:table-cell table:style-name="ce45" table:formula="of:=[.B15]+[.B16]" office:value-type="currency" office:currency="USD" office:value="0" calcext:value-type="currency">
            <text:p>$0.00</text:p>
          </table:table-cell>
          <table:table-cell table:style-name="ce49" office:value-type="string" calcext:value-type="string">
            <text:p>Total Deductions = 401K Deduction + Med Ins Deduction</text:p>
          </table:table-cell>
          <table:table-cell table:style-name="ce49"/>
          <table:table-cell table:style-name="ce51" office:value-type="string" calcext:value-type="string">
            <text:p>TAX - FEDERAL:</text:p>
          </table:table-cell>
          <table:table-cell table:style-name="ce52" table:formula="of:=[.B20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Fed Tax Gross Pay</text:p>
          </table:table-cell>
          <table:table-cell table:style-name="ce45" table:formula="of:=[.B13]-[.B15]-[.B16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Fed Tax Gross Pay is Gross Pay - Deductions</text:p>
          </table:table-cell>
          <table:table-cell table:style-name="ce36"/>
          <table:table-cell table:style-name="ce51" office:value-type="string" calcext:value-type="string">
            <text:p>TAX - OASDI:</text:p>
          </table:table-cell>
          <table:table-cell table:style-name="ce52" table:formula="of:=[.B22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Taxes</text:p>
          </table:table-cell>
          <table:table-cell table:style-name="ce36" table:number-columns-repeated="3"/>
          <table:table-cell table:style-name="ce51" office:value-type="string" calcext:value-type="string">
            <text:p>TAX - MEDICARE:</text:p>
          </table:table-cell>
          <table:table-cell table:style-name="ce52" table:formula="of:=[.B23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Fed</text:p>
          </table:table-cell>
          <table:table-cell table:style-name="ce45" table:formula="of:=[.B18] * VLOOKUP([.B18];[$'Lab 7 Testing Overview'.$G$12:$'Lab 7 Testing Overview'.$H$15];2;1)" office:value-type="currency" office:currency="USD" office:value="0" calcext:value-type="currency">
            <text:p>$0.00</text:p>
          </table:table-cell>
          <table:table-cell table:style-name="ce46" table:formula="of:=&quot;Tax Rate is &quot; &amp; (VLOOKUP([.B18];[$'Lab 7 Testing Overview'.$G$12:$'Lab 7 Testing Overview'.$H$15];2;1) * 100) &amp; &quot;%. See federal table on p. 7 of Lab 7 document&quot;" office:value-type="string" office:string-value="Tax Rate is 0%. See federal table on p. 7 of Lab 7 document" calcext:value-type="string">
            <text:p>Tax Rate is 0%. See federal table on p. 7 of Lab 7 document</text:p>
          </table:table-cell>
          <table:table-cell table:style-name="ce36"/>
          <table:table-cell table:style-name="ce51" office:value-type="string" calcext:value-type="string">
            <text:p>TAX - STATE:</text:p>
          </table:table-cell>
          <table:table-cell table:style-name="ce52" table:formula="of:=[.B21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State</text:p>
          </table:table-cell>
          <table:table-cell table:style-name="ce45" table:formula="of:=[.B18] * VLOOKUP([.B18];[$'Lab 7 Testing Overview'.$K$13:$'Lab 7 Testing Overview'.$L$15];2;1)" office:value-type="currency" office:currency="USD" office:value="0" calcext:value-type="currency">
            <text:p>$0.00</text:p>
          </table:table-cell>
          <table:table-cell table:style-name="ce46" table:formula="of:=&quot;Tax Rate is &quot; &amp; (VLOOKUP([.B18];[$'Lab 7 Testing Overview'.$K$13:$'Lab 7 Testing Overview'.$L$15];2;1) * 100) &amp; &quot;%. See state tax table on pp. 7-8 of Lab 7 document&quot;" office:value-type="string" office:string-value="Tax Rate is 1.19%. See state tax table on pp. 7-8 of Lab 7 document" calcext:value-type="string">
            <text:p>Tax Rate is 1.19%. See state tax table on pp. 7-8 of Lab 7 document</text:p>
          </table:table-cell>
          <table:table-cell table:style-name="ce36"/>
          <table:table-cell table:style-name="ce51" office:value-type="string" calcext:value-type="string">
            <text:p>TAX - TOTAL:</text:p>
          </table:table-cell>
          <table:table-cell table:style-name="ce52" table:formula="of:=[.B24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OASDI</text:p>
          </table:table-cell>
          <table:table-cell table:style-name="ce45" table:formula="of:=[.B18]*[$'Lab 7 Testing Overview'.$D$15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ocial Security tax. Fed Tax Gross Pay x OASDI_RATE</text:p>
          </table:table-cell>
          <table:table-cell table:style-name="ce36"/>
          <table:table-cell table:style-name="ce51" office:value-type="string" calcext:value-type="string">
            <text:p>NET PAY:</text:p>
          </table:table-cell>
          <table:table-cell table:style-name="ce52" table:formula="of:=[.B25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Medicare</text:p>
          </table:table-cell>
          <table:table-cell table:style-name="ce45" table:formula="of:=[.B18]*[$'Lab 7 Testing Overview'.$D$14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Medicare tax. Fed Tax Gross Pay x MEDICARE_RATE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Total</text:p>
          </table:table-cell>
          <table:table-cell table:style-name="ce45" table:formula="of:=SUM([.B20:.B23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um of taxes</text:p>
          </table:table-cell>
          <table:table-cell table:style-name="ce36" table:number-columns-repeated="4"/>
          <table:table-cell table:style-name="ce54"/>
          <table:table-cell table:style-name="ce55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Net Pay</text:p>
          </table:table-cell>
          <table:table-cell table:style-name="ce45" table:formula="of:=[.B18]-[.B24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Net Pay is Fed Tax Gross Pay - Tax Total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10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1: Gross Pay is based on Pay Rate and Hours Worked and is calculated as: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If Hours Worked &lt;= 80 Then Regular Hours = Hours Worked; Overtime Hours = 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Else (Hours Worked is &gt; 80) Regular Hours = 80; Overtime Hours = Hours Worked - 8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If Hours Worked &lt;= 80 Then Gross Pay = Pay Rate x Regular Hours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Else Gross Pay = (Pay Rate x 80) + (1.5 x Pay Rate x Overtime Hours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/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2: Medical Insurance Deduction is calculated as (see Medical Insurance Deduction Table on p. 7 of the Lab 7 document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32.16 when med-ins-status is MED_INS_STATUS_EMPL_ON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64.97 when med-ins-status is MED_INS_STATUS_EMPL_ONE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110.13 when med-ins-status is MED_INS_STATUS_EMPL_FAMI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2"/>
          <table:table-cell table:style-name="ce49"/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7">
          <table:table-cell table:style-name="ce36" table:number-columns-repeated="2"/>
          <table:table-cell table:style-name="ce49" table:number-columns-repeated="3"/>
          <table:table-cell table:style-name="ce36" table:number-columns-repeated="6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25">
          <table:table-cell table:number-columns-repeated="64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t Case 3" table:style-name="ta1"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3" table:default-cell-style-name="ce41"/>
        <table:table-column table:style-name="co9" table:default-cell-style-name="ce41"/>
        <table:table-column table:style-name="co21" table:default-cell-style-name="ce41"/>
        <table:table-column table:style-name="co22" table:default-cell-style-name="ce41"/>
        <table:table-column table:style-name="co9" table:default-cell-style-name="ce41"/>
        <table:table-column table:style-name="co13" table:default-cell-style-name="ce41"/>
        <table:table-column table:style-name="co9" table:number-columns-repeated="5" table:default-cell-style-name="ce41"/>
        <table:table-column table:style-name="co14" table:default-cell-style-name="ce41"/>
        <table:table-column table:style-name="co9" table:number-columns-repeated="47" table:default-cell-style-name="ce41"/>
        <table:table-row table:style-name="ro7">
          <table:table-cell table:style-name="ce32" office:value-type="string" calcext:value-type="string">
            <text:p>Test Case 3 - Make up a last name, first name, pay rate, hours worked, and medical insurance status code and enter the values in cells A4:B6. The format of the input file is shown in cells C4:C6</text:p>
          </table:table-cell>
          <table:table-cell table:style-name="ce42" table:number-columns-repeated="2"/>
          <table:table-cell table:style-name="ce34"/>
          <table:table-cell table:style-name="ce42" table:number-columns-repeated="6"/>
          <table:table-cell table:style-name="ce56" table:number-columns-repeated="5"/>
          <table:table-cell table:style-name="Default" table:number-columns-repeated="37"/>
          <table:table-cell table:style-name="Default" office:value-type="float" office:value="0" calcext:value-type="float">
            <text:p>0</text:p>
          </table:table-cell>
          <table:table-cell table:style-name="Default" table:number-columns-repeated="11"/>
        </table:table-row>
        <table:table-row table:style-name="ro8">
          <table:table-cell table:style-name="ce33"/>
          <table:table-cell table:style-name="ce36" table:number-columns-repeated="2"/>
          <table:table-cell table:style-name="ce33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ontents of payroll.txt</text:p>
          </table:table-cell>
          <table:table-cell table:style-name="ce42"/>
          <table:table-cell table:style-name="ce34" office:value-type="string" calcext:value-type="string">
            <text:p><text:s text:c="5"/>Format of payroll.txt</text:p>
          </table:table-cell>
          <table:table-cell table:style-name="ce42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122" table:content-validation-name="val1" office:value-type="string" calcext:value-type="string">
            <text:p>last_name</text:p>
          </table:table-cell>
          <table:table-cell table:style-name="ce122" table:content-validation-name="val4" office:value-type="string" calcext:value-type="string">
            <text:p>first_name</text:p>
          </table:table-cell>
          <table:table-cell table:style-name="ce136" table:content-validation-name="val1" office:value-type="string" calcext:value-type="string">
            <text:p><text:s text:c="5"/>last_name <text:s text:c="2"/>first_name</text:p>
          </table:table-cell>
          <table:table-cell table:style-name="ce136" table:content-validation-name="val4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8">
          <table:table-cell table:style-name="ce122" table:content-validation-name="val2" office:value-type="string" calcext:value-type="string">
            <text:p>pay_rate</text:p>
          </table:table-cell>
          <table:table-cell table:style-name="ce43" table:content-validation-name="val5" office:value-type="float" office:value="0" calcext:value-type="float">
            <text:p>0.00</text:p>
          </table:table-cell>
          <table:table-cell table:style-name="ce136" table:content-validation-name="val2" office:value-type="string" calcext:value-type="string">
            <text:p><text:s text:c="5"/>pay_rate <text:s text:c="2"/>hrs_worked</text:p>
          </table:table-cell>
          <table:table-cell table:style-name="ce50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2" calcext:value-type="float">
            <text:p>2</text:p>
          </table:table-cell>
          <table:table-cell table:style-name="Default" table:number-columns-repeated="11"/>
        </table:table-row>
        <table:table-row table:style-name="ro8">
          <table:table-cell table:style-name="ce122" table:content-validation-name="val3" office:value-type="float" office:value="0" calcext:value-type="float">
            <text:p>0</text:p>
          </table:table-cell>
          <table:table-cell table:style-name="ce44"/>
          <table:table-cell table:style-name="ce136" office:value-type="string" calcext:value-type="string">
            <text:p><text:s text:c="5"/>med_ins_status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/>
          <table:table-cell table:style-name="ce45"/>
          <table:table-cell table:style-name="ce36" table:number-columns-repeated="2"/>
          <table:table-cell table:style-name="ce45"/>
          <table:table-cell table:style-name="ce36" table:number-columns-repeated="5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alculations which the program performs</text:p>
          </table:table-cell>
          <table:table-cell table:style-name="ce42"/>
          <table:table-cell table:style-name="ce48"/>
          <table:table-cell table:style-name="ce36"/>
          <table:table-cell table:style-name="ce34" office:value-type="string" calcext:value-type="string">
            <text:p>Expected Output in "paycheck.txt"</text:p>
          </table:table-cell>
          <table:table-cell table:style-name="ce42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Pay Rate</text:p>
          </table:table-cell>
          <table:table-cell table:style-name="ce45" table:formula="of:=[.A5]" office:value-type="string" office:string-value="pay_rate" calcext:value-type="string">
            <text:p>pay_rate</text:p>
          </table:table-cell>
          <table:table-cell table:style-name="ce36" office:value-type="string" calcext:value-type="string">
            <text:p>pay_rate copied from the input file (cell A5)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Hours Worked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36" office:value-type="string" calcext:value-type="string">
            <text:p>hrs_worked copied from the input file (cell B3)</text:p>
          </table:table-cell>
          <table:table-cell table:style-name="ce36"/>
          <table:table-cell table:style-name="ce51" table:formula="of:=&quot;EMPLOYEE: &quot;&amp;[.$A$4]&amp;&quot;, &quot;&amp;[.$B$4]" office:value-type="string" office:string-value="EMPLOYEE: last_name, first_name" calcext:value-type="string">
            <text:p>EMPLOYEE: last_name, first_name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Regular Hours Worked</text:p>
          </table:table-cell>
          <table:table-cell table:style-name="ce36" table:formula="of:=IF ([.B10] &gt; 80 ; 80; [.B10])" office:value-type="float" office:value="0" calcext:value-type="float">
            <text:p>0</text:p>
          </table:table-cell>
          <table:table-cell table:style-name="ce36" office:value-type="string" calcext:value-type="string">
            <text:p>Regular Hours is Minimum(hrs_worked, 80)</text:p>
          </table:table-cell>
          <table:table-cell table:style-name="ce36"/>
          <table:table-cell table:style-name="ce51" office:value-type="string" calcext:value-type="string">
            <text:p>PAY RATE:</text:p>
          </table:table-cell>
          <table:table-cell table:style-name="ce52" table:formula="of:=[.A5]" office:value-type="string" office:string-value="pay_rate" calcext:value-type="string">
            <text:p>pay_rate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Overtime Hours Worked</text:p>
          </table:table-cell>
          <table:table-cell table:style-name="ce36" table:formula="of:=IF ( [.B10] &gt; 80 ; [.B10] - 80 ; 0 )" office:value-type="float" office:value="0" calcext:value-type="float">
            <text:p>0</text:p>
          </table:table-cell>
          <table:table-cell table:style-name="ce49" office:value-type="string" calcext:value-type="string">
            <text:p>Overtime is hrs_worked &gt; 80</text:p>
          </table:table-cell>
          <table:table-cell table:style-name="ce49"/>
          <table:table-cell table:style-name="ce51" office:value-type="string" calcext:value-type="string">
            <text:p>HOURS:</text:p>
          </table:table-cell>
          <table:table-cell table:style-name="ce53" table:formula="of:=[.B5]" office:value-type="float" office:value="0" calcext:value-type="float">
            <text:p>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Gross Pay</text:p>
          </table:table-cell>
          <table:table-cell table:style-name="ce45" table:formula="of:=IF ([.$A$5] = &quot;pay_rate&quot; ; 0 ; IF ( [.B10] &lt;= 80 ; [.B9] * [.B10] ; [.B9] * 80 + 1.5 * [.B9] * [.B12])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ee Note <text:s/>1</text:p>
          </table:table-cell>
          <table:table-cell table:style-name="ce36"/>
          <table:table-cell table:style-name="ce51" office:value-type="string" calcext:value-type="string">
            <text:p>GROSS PAY:</text:p>
          </table:table-cell>
          <table:table-cell table:style-name="ce52" table:formula="of:=[.B13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Deductions</text:p>
          </table:table-cell>
          <table:table-cell table:style-name="ce36" table:number-columns-repeated="3"/>
          <table:table-cell table:style-name="ce51" office:value-type="string" calcext:value-type="string">
            <text:p>MED INS DEDUCT:</text:p>
          </table:table-cell>
          <table:table-cell table:style-name="ce52" table:formula="of:=[.B16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401K Deduction</text:p>
          </table:table-cell>
          <table:table-cell table:style-name="ce45" table:formula="of:=[.B13] * [$'Lab 7 Testing Overview'.$D$7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401K Deduction = Gross Pay * FOUR01K_RATE</text:p>
          </table:table-cell>
          <table:table-cell table:style-name="ce36"/>
          <table:table-cell table:style-name="ce51" office:value-type="string" calcext:value-type="string">
            <text:p>401K DEDUCT:</text:p>
          </table:table-cell>
          <table:table-cell table:style-name="ce52" table:formula="of:=[.B15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Med Ins Deduction</text:p>
          </table:table-cell>
          <table:table-cell table:style-name="ce45" table:formula="of:=IF ([.B10] = 0;0;IF ([.$A$6] = 0 ; [$'Lab 7 Testing Overview'.$D$10] ; IF ([.$A$6] = 1; [$'Lab 7 Testing Overview'.$D$9]; [$'Lab 7 Testing Overview'.$D$8])))" office:value-type="currency" office:currency="USD" office:value="0" calcext:value-type="currency">
            <text:p>$0.00</text:p>
          </table:table-cell>
          <table:table-cell table:style-name="ce49" office:value-type="string" calcext:value-type="string">
            <text:p>See Note 2</text:p>
          </table:table-cell>
          <table:table-cell table:style-name="ce36"/>
          <table:table-cell table:style-name="ce51" office:value-type="string" calcext:value-type="string">
            <text:p>FED TAX GROSS PAY:</text:p>
          </table:table-cell>
          <table:table-cell table:style-name="ce52" table:formula="of:=[.B18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Deductions Total</text:p>
          </table:table-cell>
          <table:table-cell table:style-name="ce45" table:formula="of:=[.B15]+[.B16]" office:value-type="currency" office:currency="USD" office:value="0" calcext:value-type="currency">
            <text:p>$0.00</text:p>
          </table:table-cell>
          <table:table-cell table:style-name="ce49" office:value-type="string" calcext:value-type="string">
            <text:p>Total Deductions = 401K Deduction + Med Ins Deduction</text:p>
          </table:table-cell>
          <table:table-cell table:style-name="ce49"/>
          <table:table-cell table:style-name="ce51" office:value-type="string" calcext:value-type="string">
            <text:p>TAX - FEDERAL:</text:p>
          </table:table-cell>
          <table:table-cell table:style-name="ce52" table:formula="of:=[.B20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Fed Tax Gross Pay</text:p>
          </table:table-cell>
          <table:table-cell table:style-name="ce45" table:formula="of:=[.B13]-[.B15]-[.B16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Fed Tax Gross Pay is Gross Pay - Deductions</text:p>
          </table:table-cell>
          <table:table-cell table:style-name="ce36"/>
          <table:table-cell table:style-name="ce51" office:value-type="string" calcext:value-type="string">
            <text:p>TAX - OASDI:</text:p>
          </table:table-cell>
          <table:table-cell table:style-name="ce52" table:formula="of:=[.B22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Taxes</text:p>
          </table:table-cell>
          <table:table-cell table:style-name="ce36" table:number-columns-repeated="3"/>
          <table:table-cell table:style-name="ce51" office:value-type="string" calcext:value-type="string">
            <text:p>TAX - MEDICARE:</text:p>
          </table:table-cell>
          <table:table-cell table:style-name="ce52" table:formula="of:=[.B23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Fed</text:p>
          </table:table-cell>
          <table:table-cell table:style-name="ce45" table:formula="of:=[.B18] * VLOOKUP([.B18];[$'Lab 7 Testing Overview'.$G$12:$'Lab 7 Testing Overview'.$H$15];2;1)" office:value-type="currency" office:currency="USD" office:value="0" calcext:value-type="currency">
            <text:p>$0.00</text:p>
          </table:table-cell>
          <table:table-cell table:style-name="ce46" table:formula="of:=&quot;Tax Rate is &quot; &amp; (VLOOKUP([.B18];[$'Lab 7 Testing Overview'.$G$12:$'Lab 7 Testing Overview'.$H$15];2;1) * 100) &amp; &quot;%. See federal table on p. 7 of Lab 7 document&quot;" office:value-type="string" office:string-value="Tax Rate is 0%. See federal table on p. 7 of Lab 7 document" calcext:value-type="string">
            <text:p>Tax Rate is 0%. See federal table on p. 7 of Lab 7 document</text:p>
          </table:table-cell>
          <table:table-cell table:style-name="ce36"/>
          <table:table-cell table:style-name="ce51" office:value-type="string" calcext:value-type="string">
            <text:p>TAX - STATE:</text:p>
          </table:table-cell>
          <table:table-cell table:style-name="ce52" table:formula="of:=[.B21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State</text:p>
          </table:table-cell>
          <table:table-cell table:style-name="ce45" table:formula="of:=[.B18] * VLOOKUP([.B18];[$'Lab 7 Testing Overview'.$K$13:$'Lab 7 Testing Overview'.$L$15];2;1)" office:value-type="currency" office:currency="USD" office:value="0" calcext:value-type="currency">
            <text:p>$0.00</text:p>
          </table:table-cell>
          <table:table-cell table:style-name="ce46" table:formula="of:=&quot;Tax Rate is &quot; &amp; (VLOOKUP([.B18];[$'Lab 7 Testing Overview'.$K$13:$'Lab 7 Testing Overview'.$L$15];2;1) * 100) &amp; &quot;%. See state tax table on pp. 7-8 of Lab 7 document&quot;" office:value-type="string" office:string-value="Tax Rate is 1.19%. See state tax table on pp. 7-8 of Lab 7 document" calcext:value-type="string">
            <text:p>Tax Rate is 1.19%. See state tax table on pp. 7-8 of Lab 7 document</text:p>
          </table:table-cell>
          <table:table-cell table:style-name="ce36"/>
          <table:table-cell table:style-name="ce51" office:value-type="string" calcext:value-type="string">
            <text:p>TAX - TOTAL:</text:p>
          </table:table-cell>
          <table:table-cell table:style-name="ce52" table:formula="of:=[.B24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OASDI</text:p>
          </table:table-cell>
          <table:table-cell table:style-name="ce45" table:formula="of:=[.B18]*[$'Lab 7 Testing Overview'.$D$15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ocial Security tax. Fed Tax Gross Pay x OASDI_RATE</text:p>
          </table:table-cell>
          <table:table-cell table:style-name="ce36"/>
          <table:table-cell table:style-name="ce51" office:value-type="string" calcext:value-type="string">
            <text:p>NET PAY:</text:p>
          </table:table-cell>
          <table:table-cell table:style-name="ce52" table:formula="of:=[.B25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Medicare</text:p>
          </table:table-cell>
          <table:table-cell table:style-name="ce45" table:formula="of:=[.B18]*[$'Lab 7 Testing Overview'.$D$14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Medicare tax. Fed Tax Gross Pay x MEDICARE_RATE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Total</text:p>
          </table:table-cell>
          <table:table-cell table:style-name="ce45" table:formula="of:=SUM([.B20:.B23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um of taxes</text:p>
          </table:table-cell>
          <table:table-cell table:style-name="ce36" table:number-columns-repeated="4"/>
          <table:table-cell table:style-name="ce54"/>
          <table:table-cell table:style-name="ce55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Net Pay</text:p>
          </table:table-cell>
          <table:table-cell table:style-name="ce45" table:formula="of:=[.B18]-[.B24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Net Pay is Fed Tax Gross Pay - Tax Total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10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1: Gross Pay is based on Pay Rate and Hours Worked and is calculated as: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If Hours Worked &lt;= 80 Then Regular Hours = Hours Worked; Overtime Hours = 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Else (Hours Worked is &gt; 80) Regular Hours = 80; Overtime Hours = Hours Worked - 8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If Hours Worked &lt;= 80 Then Gross Pay = Pay Rate x Regular Hours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Else Gross Pay = (Pay Rate x 80) + (1.5 x Pay Rate x Overtime Hours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/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2: Medical Insurance Deduction is calculated as (see Medical Insurance Deduction Table on p. 7 of the Lab 7 document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32.16 when med-ins-status is MED_INS_STATUS_EMPL_ON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64.97 when med-ins-status is MED_INS_STATUS_EMPL_ONE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110.13 when med-ins-status is MED_INS_STATUS_EMPL_FAMI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2"/>
          <table:table-cell table:style-name="ce49"/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7">
          <table:table-cell table:style-name="ce36" table:number-columns-repeated="2"/>
          <table:table-cell table:style-name="ce49" table:number-columns-repeated="3"/>
          <table:table-cell table:style-name="ce36" table:number-columns-repeated="6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25">
          <table:table-cell table:number-columns-repeated="64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t Case 4" table:style-name="ta1"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3" table:default-cell-style-name="ce41"/>
        <table:table-column table:style-name="co9" table:default-cell-style-name="ce41"/>
        <table:table-column table:style-name="co21" table:default-cell-style-name="ce41"/>
        <table:table-column table:style-name="co22" table:default-cell-style-name="ce41"/>
        <table:table-column table:style-name="co9" table:default-cell-style-name="ce41"/>
        <table:table-column table:style-name="co13" table:default-cell-style-name="ce41"/>
        <table:table-column table:style-name="co9" table:number-columns-repeated="5" table:default-cell-style-name="ce41"/>
        <table:table-column table:style-name="co14" table:default-cell-style-name="ce41"/>
        <table:table-column table:style-name="co9" table:number-columns-repeated="47" table:default-cell-style-name="ce41"/>
        <table:table-row table:style-name="ro7">
          <table:table-cell table:style-name="ce32" office:value-type="string" calcext:value-type="string">
            <text:p>Test Case 4 - Make up a last name, first name, pay rate, hours worked, and medical insurance status code and enter the values in cells A4:B6. The format of the input file is shown in cells C4:C6</text:p>
          </table:table-cell>
          <table:table-cell table:style-name="ce42" table:number-columns-repeated="2"/>
          <table:table-cell table:style-name="ce34"/>
          <table:table-cell table:style-name="ce42" table:number-columns-repeated="6"/>
          <table:table-cell table:style-name="ce56" table:number-columns-repeated="5"/>
          <table:table-cell table:style-name="Default" table:number-columns-repeated="37"/>
          <table:table-cell table:style-name="Default" office:value-type="float" office:value="0" calcext:value-type="float">
            <text:p>0</text:p>
          </table:table-cell>
          <table:table-cell table:style-name="Default" table:number-columns-repeated="11"/>
        </table:table-row>
        <table:table-row table:style-name="ro8">
          <table:table-cell table:style-name="ce33"/>
          <table:table-cell table:style-name="ce36" table:number-columns-repeated="2"/>
          <table:table-cell table:style-name="ce33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ontents of payroll.txt</text:p>
          </table:table-cell>
          <table:table-cell table:style-name="ce42"/>
          <table:table-cell table:style-name="ce34" office:value-type="string" calcext:value-type="string">
            <text:p><text:s text:c="5"/>Format of payroll.txt</text:p>
          </table:table-cell>
          <table:table-cell table:style-name="ce42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122" table:content-validation-name="val1" office:value-type="string" calcext:value-type="string">
            <text:p>last_name</text:p>
          </table:table-cell>
          <table:table-cell table:style-name="ce122" table:content-validation-name="val4" office:value-type="string" calcext:value-type="string">
            <text:p>first_name</text:p>
          </table:table-cell>
          <table:table-cell table:style-name="ce136" table:content-validation-name="val1" office:value-type="string" calcext:value-type="string">
            <text:p><text:s text:c="5"/>last_name <text:s text:c="2"/>first_name</text:p>
          </table:table-cell>
          <table:table-cell table:style-name="ce136" table:content-validation-name="val4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8">
          <table:table-cell table:style-name="ce122" table:content-validation-name="val2" office:value-type="string" calcext:value-type="string">
            <text:p>pay_rate</text:p>
          </table:table-cell>
          <table:table-cell table:style-name="ce43" table:content-validation-name="val5" office:value-type="float" office:value="0" calcext:value-type="float">
            <text:p>0.00</text:p>
          </table:table-cell>
          <table:table-cell table:style-name="ce136" table:content-validation-name="val2" office:value-type="string" calcext:value-type="string">
            <text:p><text:s text:c="5"/>pay_rate <text:s text:c="2"/>hrs_worked</text:p>
          </table:table-cell>
          <table:table-cell table:style-name="ce50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2" calcext:value-type="float">
            <text:p>2</text:p>
          </table:table-cell>
          <table:table-cell table:style-name="Default" table:number-columns-repeated="11"/>
        </table:table-row>
        <table:table-row table:style-name="ro8">
          <table:table-cell table:style-name="ce122" table:content-validation-name="val3" office:value-type="float" office:value="0" calcext:value-type="float">
            <text:p>0</text:p>
          </table:table-cell>
          <table:table-cell table:style-name="ce44"/>
          <table:table-cell table:style-name="ce136" office:value-type="string" calcext:value-type="string">
            <text:p><text:s text:c="5"/>med_ins_status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/>
          <table:table-cell table:style-name="ce45"/>
          <table:table-cell table:style-name="ce36" table:number-columns-repeated="2"/>
          <table:table-cell table:style-name="ce45"/>
          <table:table-cell table:style-name="ce36" table:number-columns-repeated="5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alculations which the program performs</text:p>
          </table:table-cell>
          <table:table-cell table:style-name="ce42"/>
          <table:table-cell table:style-name="ce48"/>
          <table:table-cell table:style-name="ce36"/>
          <table:table-cell table:style-name="ce34" office:value-type="string" calcext:value-type="string">
            <text:p>Expected Output in "paycheck.txt"</text:p>
          </table:table-cell>
          <table:table-cell table:style-name="ce42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Pay Rate</text:p>
          </table:table-cell>
          <table:table-cell table:style-name="ce45" table:formula="of:=[.A5]" office:value-type="string" office:string-value="pay_rate" calcext:value-type="string">
            <text:p>pay_rate</text:p>
          </table:table-cell>
          <table:table-cell table:style-name="ce36" office:value-type="string" calcext:value-type="string">
            <text:p>pay_rate copied from the input file (cell A5)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Hours Worked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36" office:value-type="string" calcext:value-type="string">
            <text:p>hrs_worked copied from the input file (cell B3)</text:p>
          </table:table-cell>
          <table:table-cell table:style-name="ce36"/>
          <table:table-cell table:style-name="ce51" table:formula="of:=&quot;EMPLOYEE: &quot;&amp;[.$A$4]&amp;&quot;, &quot;&amp;[.$B$4]" office:value-type="string" office:string-value="EMPLOYEE: last_name, first_name" calcext:value-type="string">
            <text:p>EMPLOYEE: last_name, first_name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Regular Hours Worked</text:p>
          </table:table-cell>
          <table:table-cell table:style-name="ce36" table:formula="of:=IF ([.B10] &gt; 80 ; 80; [.B10])" office:value-type="float" office:value="0" calcext:value-type="float">
            <text:p>0</text:p>
          </table:table-cell>
          <table:table-cell table:style-name="ce36" office:value-type="string" calcext:value-type="string">
            <text:p>Regular Hours is Minimum(hrs_worked, 80)</text:p>
          </table:table-cell>
          <table:table-cell table:style-name="ce36"/>
          <table:table-cell table:style-name="ce51" office:value-type="string" calcext:value-type="string">
            <text:p>PAY RATE:</text:p>
          </table:table-cell>
          <table:table-cell table:style-name="ce52" table:formula="of:=[.A5]" office:value-type="string" office:string-value="pay_rate" calcext:value-type="string">
            <text:p>pay_rate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Overtime Hours Worked</text:p>
          </table:table-cell>
          <table:table-cell table:style-name="ce36" table:formula="of:=IF ( [.B10] &gt; 80 ; [.B10] - 80 ; 0 )" office:value-type="float" office:value="0" calcext:value-type="float">
            <text:p>0</text:p>
          </table:table-cell>
          <table:table-cell table:style-name="ce49" office:value-type="string" calcext:value-type="string">
            <text:p>Overtime is hrs_worked &gt; 80</text:p>
          </table:table-cell>
          <table:table-cell table:style-name="ce49"/>
          <table:table-cell table:style-name="ce51" office:value-type="string" calcext:value-type="string">
            <text:p>HOURS:</text:p>
          </table:table-cell>
          <table:table-cell table:style-name="ce53" table:formula="of:=[.B5]" office:value-type="float" office:value="0" calcext:value-type="float">
            <text:p>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Gross Pay</text:p>
          </table:table-cell>
          <table:table-cell table:style-name="ce45" table:formula="of:=IF ([.$A$5] = &quot;pay_rate&quot; ; 0 ; IF ( [.B10] &lt;= 80 ; [.B9] * [.B10] ; [.B9] * 80 + 1.5 * [.B9] * [.B12])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ee Note <text:s/>1</text:p>
          </table:table-cell>
          <table:table-cell table:style-name="ce36"/>
          <table:table-cell table:style-name="ce51" office:value-type="string" calcext:value-type="string">
            <text:p>GROSS PAY:</text:p>
          </table:table-cell>
          <table:table-cell table:style-name="ce52" table:formula="of:=[.B13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Deductions</text:p>
          </table:table-cell>
          <table:table-cell table:style-name="ce36" table:number-columns-repeated="3"/>
          <table:table-cell table:style-name="ce51" office:value-type="string" calcext:value-type="string">
            <text:p>MED INS DEDUCT:</text:p>
          </table:table-cell>
          <table:table-cell table:style-name="ce52" table:formula="of:=[.B16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401K Deduction</text:p>
          </table:table-cell>
          <table:table-cell table:style-name="ce45" table:formula="of:=[.B13] * [$'Lab 7 Testing Overview'.$D$7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401K Deduction = Gross Pay * FOUR01K_RATE</text:p>
          </table:table-cell>
          <table:table-cell table:style-name="ce36"/>
          <table:table-cell table:style-name="ce51" office:value-type="string" calcext:value-type="string">
            <text:p>401K DEDUCT:</text:p>
          </table:table-cell>
          <table:table-cell table:style-name="ce52" table:formula="of:=[.B15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Med Ins Deduction</text:p>
          </table:table-cell>
          <table:table-cell table:style-name="ce45" table:formula="of:=IF ([.B10] = 0;0;IF ([.$A$6] = 0 ; [$'Lab 7 Testing Overview'.$D$10] ; IF ([.$A$6] = 1; [$'Lab 7 Testing Overview'.$D$9]; [$'Lab 7 Testing Overview'.$D$8])))" office:value-type="currency" office:currency="USD" office:value="0" calcext:value-type="currency">
            <text:p>$0.00</text:p>
          </table:table-cell>
          <table:table-cell table:style-name="ce49" office:value-type="string" calcext:value-type="string">
            <text:p>See Note 2</text:p>
          </table:table-cell>
          <table:table-cell table:style-name="ce36"/>
          <table:table-cell table:style-name="ce51" office:value-type="string" calcext:value-type="string">
            <text:p>FED TAX GROSS PAY:</text:p>
          </table:table-cell>
          <table:table-cell table:style-name="ce52" table:formula="of:=[.B18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Deductions Total</text:p>
          </table:table-cell>
          <table:table-cell table:style-name="ce45" table:formula="of:=[.B15]+[.B16]" office:value-type="currency" office:currency="USD" office:value="0" calcext:value-type="currency">
            <text:p>$0.00</text:p>
          </table:table-cell>
          <table:table-cell table:style-name="ce49" office:value-type="string" calcext:value-type="string">
            <text:p>Total Deductions = 401K Deduction + Med Ins Deduction</text:p>
          </table:table-cell>
          <table:table-cell table:style-name="ce49"/>
          <table:table-cell table:style-name="ce51" office:value-type="string" calcext:value-type="string">
            <text:p>TAX - FEDERAL:</text:p>
          </table:table-cell>
          <table:table-cell table:style-name="ce52" table:formula="of:=[.B20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Fed Tax Gross Pay</text:p>
          </table:table-cell>
          <table:table-cell table:style-name="ce45" table:formula="of:=[.B13]-[.B15]-[.B16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Fed Tax Gross Pay is Gross Pay - Deductions</text:p>
          </table:table-cell>
          <table:table-cell table:style-name="ce36"/>
          <table:table-cell table:style-name="ce51" office:value-type="string" calcext:value-type="string">
            <text:p>TAX - OASDI:</text:p>
          </table:table-cell>
          <table:table-cell table:style-name="ce52" table:formula="of:=[.B22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Taxes</text:p>
          </table:table-cell>
          <table:table-cell table:style-name="ce36" table:number-columns-repeated="3"/>
          <table:table-cell table:style-name="ce51" office:value-type="string" calcext:value-type="string">
            <text:p>TAX - MEDICARE:</text:p>
          </table:table-cell>
          <table:table-cell table:style-name="ce52" table:formula="of:=[.B23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Fed</text:p>
          </table:table-cell>
          <table:table-cell table:style-name="ce45" table:formula="of:=[.B18] * VLOOKUP([.B18];[$'Lab 7 Testing Overview'.$G$12:$'Lab 7 Testing Overview'.$H$15];2;1)" office:value-type="currency" office:currency="USD" office:value="0" calcext:value-type="currency">
            <text:p>$0.00</text:p>
          </table:table-cell>
          <table:table-cell table:style-name="ce46" table:formula="of:=&quot;Tax Rate is &quot; &amp; (VLOOKUP([.B18];[$'Lab 7 Testing Overview'.$G$12:$'Lab 7 Testing Overview'.$H$15];2;1) * 100) &amp; &quot;%. See federal table on p. 7 of Lab 7 document&quot;" office:value-type="string" office:string-value="Tax Rate is 0%. See federal table on p. 7 of Lab 7 document" calcext:value-type="string">
            <text:p>Tax Rate is 0%. See federal table on p. 7 of Lab 7 document</text:p>
          </table:table-cell>
          <table:table-cell table:style-name="ce36"/>
          <table:table-cell table:style-name="ce51" office:value-type="string" calcext:value-type="string">
            <text:p>TAX - STATE:</text:p>
          </table:table-cell>
          <table:table-cell table:style-name="ce52" table:formula="of:=[.B21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State</text:p>
          </table:table-cell>
          <table:table-cell table:style-name="ce45" table:formula="of:=[.B18] * VLOOKUP([.B18];[$'Lab 7 Testing Overview'.$K$13:$'Lab 7 Testing Overview'.$L$15];2;1)" office:value-type="currency" office:currency="USD" office:value="0" calcext:value-type="currency">
            <text:p>$0.00</text:p>
          </table:table-cell>
          <table:table-cell table:style-name="ce46" table:formula="of:=&quot;Tax Rate is &quot; &amp; (VLOOKUP([.B18];[$'Lab 7 Testing Overview'.$K$13:$'Lab 7 Testing Overview'.$L$15];2;1) * 100) &amp; &quot;%. See state tax table on pp. 7-8 of Lab 7 document&quot;" office:value-type="string" office:string-value="Tax Rate is 1.19%. See state tax table on pp. 7-8 of Lab 7 document" calcext:value-type="string">
            <text:p>Tax Rate is 1.19%. See state tax table on pp. 7-8 of Lab 7 document</text:p>
          </table:table-cell>
          <table:table-cell table:style-name="ce36"/>
          <table:table-cell table:style-name="ce51" office:value-type="string" calcext:value-type="string">
            <text:p>TAX - TOTAL:</text:p>
          </table:table-cell>
          <table:table-cell table:style-name="ce52" table:formula="of:=[.B24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OASDI</text:p>
          </table:table-cell>
          <table:table-cell table:style-name="ce45" table:formula="of:=[.B18]*[$'Lab 7 Testing Overview'.$D$15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ocial Security tax. Fed Tax Gross Pay x OASDI_RATE</text:p>
          </table:table-cell>
          <table:table-cell table:style-name="ce36"/>
          <table:table-cell table:style-name="ce51" office:value-type="string" calcext:value-type="string">
            <text:p>NET PAY:</text:p>
          </table:table-cell>
          <table:table-cell table:style-name="ce52" table:formula="of:=[.B25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Medicare</text:p>
          </table:table-cell>
          <table:table-cell table:style-name="ce45" table:formula="of:=[.B18]*[$'Lab 7 Testing Overview'.$D$14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Medicare tax. Fed Tax Gross Pay x MEDICARE_RATE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Total</text:p>
          </table:table-cell>
          <table:table-cell table:style-name="ce45" table:formula="of:=SUM([.B20:.B23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um of taxes</text:p>
          </table:table-cell>
          <table:table-cell table:style-name="ce36" table:number-columns-repeated="4"/>
          <table:table-cell table:style-name="ce54"/>
          <table:table-cell table:style-name="ce55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Net Pay</text:p>
          </table:table-cell>
          <table:table-cell table:style-name="ce45" table:formula="of:=[.B18]-[.B24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Net Pay is Fed Tax Gross Pay - Tax Total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10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1: Gross Pay is based on Pay Rate and Hours Worked and is calculated as: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If Hours Worked &lt;= 80 Then Regular Hours = Hours Worked; Overtime Hours = 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Else (Hours Worked is &gt; 80) Regular Hours = 80; Overtime Hours = Hours Worked - 8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If Hours Worked &lt;= 80 Then Gross Pay = Pay Rate x Regular Hours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Else Gross Pay = (Pay Rate x 80) + (1.5 x Pay Rate x Overtime Hours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/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2: Medical Insurance Deduction is calculated as (see Medical Insurance Deduction Table on p. 7 of the Lab 7 document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32.16 when med-ins-status is MED_INS_STATUS_EMPL_ON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64.97 when med-ins-status is MED_INS_STATUS_EMPL_ONE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110.13 when med-ins-status is MED_INS_STATUS_EMPL_FAMI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2"/>
          <table:table-cell table:style-name="ce49"/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7">
          <table:table-cell table:style-name="ce36" table:number-columns-repeated="2"/>
          <table:table-cell table:style-name="ce49" table:number-columns-repeated="3"/>
          <table:table-cell table:style-name="ce36" table:number-columns-repeated="6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25">
          <table:table-cell table:number-columns-repeated="64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t Case 5" table:style-name="ta1"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3" table:default-cell-style-name="ce41"/>
        <table:table-column table:style-name="co9" table:default-cell-style-name="ce41"/>
        <table:table-column table:style-name="co21" table:default-cell-style-name="ce41"/>
        <table:table-column table:style-name="co22" table:default-cell-style-name="ce41"/>
        <table:table-column table:style-name="co9" table:default-cell-style-name="ce41"/>
        <table:table-column table:style-name="co13" table:default-cell-style-name="ce41"/>
        <table:table-column table:style-name="co9" table:number-columns-repeated="5" table:default-cell-style-name="ce41"/>
        <table:table-column table:style-name="co14" table:default-cell-style-name="ce41"/>
        <table:table-column table:style-name="co9" table:number-columns-repeated="47" table:default-cell-style-name="ce41"/>
        <table:table-row table:style-name="ro7">
          <table:table-cell table:style-name="ce32" office:value-type="string" calcext:value-type="string">
            <text:p>Test Case 5 - Make up a last name, first name, pay rate, hours worked, and medical insurance status code and enter the values in cells A4:B6. The format of the input file is shown in cells C4:C6</text:p>
          </table:table-cell>
          <table:table-cell table:style-name="ce42" table:number-columns-repeated="2"/>
          <table:table-cell table:style-name="ce34"/>
          <table:table-cell table:style-name="ce42" table:number-columns-repeated="6"/>
          <table:table-cell table:style-name="ce56" table:number-columns-repeated="5"/>
          <table:table-cell table:style-name="Default" table:number-columns-repeated="37"/>
          <table:table-cell table:style-name="Default" office:value-type="float" office:value="0" calcext:value-type="float">
            <text:p>0</text:p>
          </table:table-cell>
          <table:table-cell table:style-name="Default" table:number-columns-repeated="11"/>
        </table:table-row>
        <table:table-row table:style-name="ro8">
          <table:table-cell table:style-name="ce33"/>
          <table:table-cell table:style-name="ce36" table:number-columns-repeated="2"/>
          <table:table-cell table:style-name="ce33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ontents of payroll.txt</text:p>
          </table:table-cell>
          <table:table-cell table:style-name="ce42"/>
          <table:table-cell table:style-name="ce34" office:value-type="string" calcext:value-type="string">
            <text:p><text:s text:c="5"/>Format of payroll.txt</text:p>
          </table:table-cell>
          <table:table-cell table:style-name="ce42"/>
          <table:table-cell table:style-name="ce36" table:number-columns-repeated="6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122" table:content-validation-name="val1" office:value-type="string" calcext:value-type="string">
            <text:p>last_name</text:p>
          </table:table-cell>
          <table:table-cell table:style-name="ce122" table:content-validation-name="val4" office:value-type="string" calcext:value-type="string">
            <text:p>first_name</text:p>
          </table:table-cell>
          <table:table-cell table:style-name="ce136" table:content-validation-name="val1" office:value-type="string" calcext:value-type="string">
            <text:p><text:s text:c="5"/>last_name <text:s text:c="2"/>first_name</text:p>
          </table:table-cell>
          <table:table-cell table:style-name="ce136" table:content-validation-name="val4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8">
          <table:table-cell table:style-name="ce122" table:content-validation-name="val2" office:value-type="string" calcext:value-type="string">
            <text:p>pay_rate</text:p>
          </table:table-cell>
          <table:table-cell table:style-name="ce43" table:content-validation-name="val5" office:value-type="float" office:value="0" calcext:value-type="float">
            <text:p>0.00</text:p>
          </table:table-cell>
          <table:table-cell table:style-name="ce136" table:content-validation-name="val2" office:value-type="string" calcext:value-type="string">
            <text:p><text:s text:c="5"/>pay_rate <text:s text:c="2"/>hrs_worked</text:p>
          </table:table-cell>
          <table:table-cell table:style-name="ce50"/>
          <table:table-cell table:style-name="ce136"/>
          <table:table-cell table:style-name="ce36" table:number-columns-repeated="5"/>
          <table:table-cell table:style-name="ce49" table:number-columns-repeated="5"/>
          <table:table-cell table:style-name="Default" table:number-columns-repeated="37"/>
          <table:table-cell table:style-name="Default" office:value-type="float" office:value="2" calcext:value-type="float">
            <text:p>2</text:p>
          </table:table-cell>
          <table:table-cell table:style-name="Default" table:number-columns-repeated="11"/>
        </table:table-row>
        <table:table-row table:style-name="ro8">
          <table:table-cell table:style-name="ce122" table:content-validation-name="val3" office:value-type="float" office:value="0" calcext:value-type="float">
            <text:p>0</text:p>
          </table:table-cell>
          <table:table-cell table:style-name="ce44"/>
          <table:table-cell table:style-name="ce136" office:value-type="string" calcext:value-type="string">
            <text:p><text:s text:c="5"/>med_ins_status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/>
          <table:table-cell table:style-name="ce45"/>
          <table:table-cell table:style-name="ce36" table:number-columns-repeated="2"/>
          <table:table-cell table:style-name="ce45"/>
          <table:table-cell table:style-name="ce36" table:number-columns-repeated="5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4" office:value-type="string" calcext:value-type="string">
            <text:p>Calculations which the program performs</text:p>
          </table:table-cell>
          <table:table-cell table:style-name="ce42"/>
          <table:table-cell table:style-name="ce48"/>
          <table:table-cell table:style-name="ce36"/>
          <table:table-cell table:style-name="ce34" office:value-type="string" calcext:value-type="string">
            <text:p>Expected Output in "paycheck.txt"</text:p>
          </table:table-cell>
          <table:table-cell table:style-name="ce42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Pay Rate</text:p>
          </table:table-cell>
          <table:table-cell table:style-name="ce45" table:formula="of:=[.A5]" office:value-type="string" office:string-value="pay_rate" calcext:value-type="string">
            <text:p>pay_rate</text:p>
          </table:table-cell>
          <table:table-cell table:style-name="ce36" office:value-type="string" calcext:value-type="string">
            <text:p>pay_rate copied from the input file (cell A5)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Hours Worked</text:p>
          </table:table-cell>
          <table:table-cell table:style-name="ce46" table:formula="of:=[.B5]" office:value-type="float" office:value="0" calcext:value-type="float">
            <text:p>0</text:p>
          </table:table-cell>
          <table:table-cell table:style-name="ce36" office:value-type="string" calcext:value-type="string">
            <text:p>hrs_worked copied from the input file (cell B3)</text:p>
          </table:table-cell>
          <table:table-cell table:style-name="ce36"/>
          <table:table-cell table:style-name="ce51" table:formula="of:=&quot;EMPLOYEE: &quot;&amp;[.$A$4]&amp;&quot;, &quot;&amp;[.$B$4]" office:value-type="string" office:string-value="EMPLOYEE: last_name, first_name" calcext:value-type="string">
            <text:p>EMPLOYEE: last_name, first_name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Regular Hours Worked</text:p>
          </table:table-cell>
          <table:table-cell table:style-name="ce36" table:formula="of:=IF ([.B10] &gt; 80 ; 80; [.B10])" office:value-type="float" office:value="0" calcext:value-type="float">
            <text:p>0</text:p>
          </table:table-cell>
          <table:table-cell table:style-name="ce36" office:value-type="string" calcext:value-type="string">
            <text:p>Regular Hours is Minimum(hrs_worked, 80)</text:p>
          </table:table-cell>
          <table:table-cell table:style-name="ce36"/>
          <table:table-cell table:style-name="ce51" office:value-type="string" calcext:value-type="string">
            <text:p>PAY RATE:</text:p>
          </table:table-cell>
          <table:table-cell table:style-name="ce52" table:formula="of:=[.A5]" office:value-type="string" office:string-value="pay_rate" calcext:value-type="string">
            <text:p>pay_rate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7" office:value-type="string" calcext:value-type="string">
            <text:p>Overtime Hours Worked</text:p>
          </table:table-cell>
          <table:table-cell table:style-name="ce36" table:formula="of:=IF ( [.B10] &gt; 80 ; [.B10] - 80 ; 0 )" office:value-type="float" office:value="0" calcext:value-type="float">
            <text:p>0</text:p>
          </table:table-cell>
          <table:table-cell table:style-name="ce49" office:value-type="string" calcext:value-type="string">
            <text:p>Overtime is hrs_worked &gt; 80</text:p>
          </table:table-cell>
          <table:table-cell table:style-name="ce49"/>
          <table:table-cell table:style-name="ce51" office:value-type="string" calcext:value-type="string">
            <text:p>HOURS:</text:p>
          </table:table-cell>
          <table:table-cell table:style-name="ce53" table:formula="of:=[.B5]" office:value-type="float" office:value="0" calcext:value-type="float">
            <text:p>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Gross Pay</text:p>
          </table:table-cell>
          <table:table-cell table:style-name="ce45" table:formula="of:=IF ([.$A$5] = &quot;pay_rate&quot; ; 0 ; IF ( [.B10] &lt;= 80 ; [.B9] * [.B10] ; [.B9] * 80 + 1.5 * [.B9] * [.B12])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ee Note <text:s/>1</text:p>
          </table:table-cell>
          <table:table-cell table:style-name="ce36"/>
          <table:table-cell table:style-name="ce51" office:value-type="string" calcext:value-type="string">
            <text:p>GROSS PAY:</text:p>
          </table:table-cell>
          <table:table-cell table:style-name="ce52" table:formula="of:=[.B13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Deductions</text:p>
          </table:table-cell>
          <table:table-cell table:style-name="ce36" table:number-columns-repeated="3"/>
          <table:table-cell table:style-name="ce51" office:value-type="string" calcext:value-type="string">
            <text:p>MED INS DEDUCT:</text:p>
          </table:table-cell>
          <table:table-cell table:style-name="ce52" table:formula="of:=[.B16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401K Deduction</text:p>
          </table:table-cell>
          <table:table-cell table:style-name="ce45" table:formula="of:=[.B13] * [$'Lab 7 Testing Overview'.$D$7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401K Deduction = Gross Pay * FOUR01K_RATE</text:p>
          </table:table-cell>
          <table:table-cell table:style-name="ce36"/>
          <table:table-cell table:style-name="ce51" office:value-type="string" calcext:value-type="string">
            <text:p>401K DEDUCT:</text:p>
          </table:table-cell>
          <table:table-cell table:style-name="ce52" table:formula="of:=[.B15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Med Ins Deduction</text:p>
          </table:table-cell>
          <table:table-cell table:style-name="ce45" table:formula="of:=IF ([.B10] = 0;0;IF ([.$A$6] = 0 ; [$'Lab 7 Testing Overview'.$D$10] ; IF ([.$A$6] = 1; [$'Lab 7 Testing Overview'.$D$9]; [$'Lab 7 Testing Overview'.$D$8])))" office:value-type="currency" office:currency="USD" office:value="0" calcext:value-type="currency">
            <text:p>$0.00</text:p>
          </table:table-cell>
          <table:table-cell table:style-name="ce49" office:value-type="string" calcext:value-type="string">
            <text:p>See Note 2</text:p>
          </table:table-cell>
          <table:table-cell table:style-name="ce36"/>
          <table:table-cell table:style-name="ce51" office:value-type="string" calcext:value-type="string">
            <text:p>FED TAX GROSS PAY:</text:p>
          </table:table-cell>
          <table:table-cell table:style-name="ce52" table:formula="of:=[.B18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9" office:value-type="string" calcext:value-type="string">
            <text:p>Deductions Total</text:p>
          </table:table-cell>
          <table:table-cell table:style-name="ce45" table:formula="of:=[.B15]+[.B16]" office:value-type="currency" office:currency="USD" office:value="0" calcext:value-type="currency">
            <text:p>$0.00</text:p>
          </table:table-cell>
          <table:table-cell table:style-name="ce49" office:value-type="string" calcext:value-type="string">
            <text:p>Total Deductions = 401K Deduction + Med Ins Deduction</text:p>
          </table:table-cell>
          <table:table-cell table:style-name="ce49"/>
          <table:table-cell table:style-name="ce51" office:value-type="string" calcext:value-type="string">
            <text:p>TAX - FEDERAL:</text:p>
          </table:table-cell>
          <table:table-cell table:style-name="ce52" table:formula="of:=[.B20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Fed Tax Gross Pay</text:p>
          </table:table-cell>
          <table:table-cell table:style-name="ce45" table:formula="of:=[.B13]-[.B15]-[.B16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Fed Tax Gross Pay is Gross Pay - Deductions</text:p>
          </table:table-cell>
          <table:table-cell table:style-name="ce36"/>
          <table:table-cell table:style-name="ce51" office:value-type="string" calcext:value-type="string">
            <text:p>TAX - OASDI:</text:p>
          </table:table-cell>
          <table:table-cell table:style-name="ce52" table:formula="of:=[.B22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8" office:value-type="string" calcext:value-type="string">
            <text:p>Taxes</text:p>
          </table:table-cell>
          <table:table-cell table:style-name="ce36" table:number-columns-repeated="3"/>
          <table:table-cell table:style-name="ce51" office:value-type="string" calcext:value-type="string">
            <text:p>TAX - MEDICARE:</text:p>
          </table:table-cell>
          <table:table-cell table:style-name="ce52" table:formula="of:=[.B23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Fed</text:p>
          </table:table-cell>
          <table:table-cell table:style-name="ce45" table:formula="of:=[.B18] * VLOOKUP([.B18];[$'Lab 7 Testing Overview'.$G$12:$'Lab 7 Testing Overview'.$H$15];2;1)" office:value-type="currency" office:currency="USD" office:value="0" calcext:value-type="currency">
            <text:p>$0.00</text:p>
          </table:table-cell>
          <table:table-cell table:style-name="ce46" table:formula="of:=&quot;Tax Rate is &quot; &amp; (VLOOKUP([.B18];[$'Lab 7 Testing Overview'.$G$12:$'Lab 7 Testing Overview'.$H$15];2;1) * 100) &amp; &quot;%. See federal table on p. 7 of Lab 7 document&quot;" office:value-type="string" office:string-value="Tax Rate is 0%. See federal table on p. 7 of Lab 7 document" calcext:value-type="string">
            <text:p>Tax Rate is 0%. See federal table on p. 7 of Lab 7 document</text:p>
          </table:table-cell>
          <table:table-cell table:style-name="ce36"/>
          <table:table-cell table:style-name="ce51" office:value-type="string" calcext:value-type="string">
            <text:p>TAX - STATE:</text:p>
          </table:table-cell>
          <table:table-cell table:style-name="ce52" table:formula="of:=[.B21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State</text:p>
          </table:table-cell>
          <table:table-cell table:style-name="ce45" table:formula="of:=[.B18] * VLOOKUP([.B18];[$'Lab 7 Testing Overview'.$K$13:$'Lab 7 Testing Overview'.$L$15];2;1)" office:value-type="currency" office:currency="USD" office:value="0" calcext:value-type="currency">
            <text:p>$0.00</text:p>
          </table:table-cell>
          <table:table-cell table:style-name="ce46" table:formula="of:=&quot;Tax Rate is &quot; &amp; (VLOOKUP([.B18];[$'Lab 7 Testing Overview'.$K$13:$'Lab 7 Testing Overview'.$L$15];2;1) * 100) &amp; &quot;%. See state tax table on pp. 7-8 of Lab 7 document&quot;" office:value-type="string" office:string-value="Tax Rate is 1.19%. See state tax table on pp. 7-8 of Lab 7 document" calcext:value-type="string">
            <text:p>Tax Rate is 1.19%. See state tax table on pp. 7-8 of Lab 7 document</text:p>
          </table:table-cell>
          <table:table-cell table:style-name="ce36"/>
          <table:table-cell table:style-name="ce51" office:value-type="string" calcext:value-type="string">
            <text:p>TAX - TOTAL:</text:p>
          </table:table-cell>
          <table:table-cell table:style-name="ce52" table:formula="of:=[.B24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OASDI</text:p>
          </table:table-cell>
          <table:table-cell table:style-name="ce45" table:formula="of:=[.B18]*[$'Lab 7 Testing Overview'.$D$15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ocial Security tax. Fed Tax Gross Pay x OASDI_RATE</text:p>
          </table:table-cell>
          <table:table-cell table:style-name="ce36"/>
          <table:table-cell table:style-name="ce51" office:value-type="string" calcext:value-type="string">
            <text:p>NET PAY:</text:p>
          </table:table-cell>
          <table:table-cell table:style-name="ce52" table:formula="of:=[.B25]" office:value-type="currency" office:currency="USD" office:value="0" calcext:value-type="currency">
            <text:p>$0.00</text:p>
          </table:table-cell>
          <table:table-cell table:style-name="ce51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Medicare</text:p>
          </table:table-cell>
          <table:table-cell table:style-name="ce45" table:formula="of:=[.B18]*[$'Lab 7 Testing Overview'.$D$14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Medicare tax. Fed Tax Gross Pay x MEDICARE_RATE</text:p>
          </table:table-cell>
          <table:table-cell table:style-name="ce36"/>
          <table:table-cell table:style-name="ce51" office:value-type="string" calcext:value-type="string">
            <text:p>-----------------------------</text:p>
          </table:table-cell>
          <table:table-cell table:style-name="ce51" table:number-columns-repeated="2"/>
          <table:table-cell table:style-name="ce36" table:number-columns-repeated="3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40" office:value-type="string" calcext:value-type="string">
            <text:p>Tax Total</text:p>
          </table:table-cell>
          <table:table-cell table:style-name="ce45" table:formula="of:=SUM([.B20:.B23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Sum of taxes</text:p>
          </table:table-cell>
          <table:table-cell table:style-name="ce36" table:number-columns-repeated="4"/>
          <table:table-cell table:style-name="ce54"/>
          <table:table-cell table:style-name="ce55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office:value-type="string" calcext:value-type="string">
            <text:p>Net Pay</text:p>
          </table:table-cell>
          <table:table-cell table:style-name="ce45" table:formula="of:=[.B18]-[.B24]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Net Pay is Fed Tax Gross Pay - Tax Total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10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1: Gross Pay is based on Pay Rate and Hours Worked and is calculated as: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If Hours Worked &lt;= 80 Then Regular Hours = Hours Worked; Overtime Hours = 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 office:value-type="string" calcext:value-type="string">
            <text:p>Else (Hours Worked is &gt; 80) Regular Hours = 80; Overtime Hours = Hours Worked - 80</text:p>
          </table:table-cell>
          <table:table-cell table:style-name="ce36" table:number-columns-repeated="7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If Hours Worked &lt;= 80 Then Gross Pay = Pay Rate x Regular Hours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Else Gross Pay = (Pay Rate x 80) + (1.5 x Pay Rate x Overtime Hours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49"/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3" office:value-type="string" calcext:value-type="string">
            <text:p>Note 2: Medical Insurance Deduction is calculated as (see Medical Insurance Deduction Table on p. 7 of the Lab 7 document)</text:p>
          </table:table-cell>
          <table:table-cell table:style-name="ce36" table:number-columns-repeated="4"/>
          <table:table-cell table:style-name="ce49"/>
          <table:table-cell table:style-name="ce36" table:number-columns-repeated="2"/>
          <table:table-cell table:style-name="ce49" table:number-columns-repeated="5"/>
          <table:table-cell table:style-name="Default"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32.16 when med-ins-status is MED_INS_STATUS_EMPL_ON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64.97 when med-ins-status is MED_INS_STATUS_EMPL_ONE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2"/>
          <table:table-cell table:style-name="ce36" office:value-type="string" calcext:value-type="string">
            <text:p>Medical Insurance Deduction = $110.13 when med-ins-status is MED_INS_STATUS_EMPL_FAMILY</text:p>
          </table:table-cell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2"/>
          <table:table-cell table:style-name="ce49"/>
          <table:table-cell table:style-name="ce36" table:number-columns-repeated="8"/>
          <table:table-cell table:style-name="ce49" table:number-columns-repeated="4"/>
          <table:table-cell table:number-columns-repeated="49"/>
        </table:table-row>
        <table:table-row table:style-name="ro8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7">
          <table:table-cell table:style-name="ce36" table:number-columns-repeated="2"/>
          <table:table-cell table:style-name="ce49" table:number-columns-repeated="3"/>
          <table:table-cell table:style-name="ce36" table:number-columns-repeated="6"/>
          <table:table-cell table:style-name="ce49" table:number-columns-repeated="4"/>
          <table:table-cell table:number-columns-repeated="49"/>
        </table:table-row>
        <table:table-row table:style-name="ro8" table:number-rows-repeated="4">
          <table:table-cell table:style-name="ce36" table:number-columns-repeated="11"/>
          <table:table-cell table:style-name="ce49" table:number-columns-repeated="4"/>
          <table:table-cell table:number-columns-repeated="49"/>
        </table:table-row>
        <table:table-row table:style-name="ro8" table:number-rows-repeated="25">
          <table:table-cell table:number-columns-repeated="64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FedTaxTable" table:target-range-address="'Lab 7 Testing Overview'.G4:'Lab 7 Testing Overview'.I8" table:on-update-keep-styles="true" table:orientation="column"/>
        <table:database-range table:name="__Anonymous_Sheet_DB__0" table:target-range-address="'Lab 7 Testing Overview'.C5:'Lab 7 Testing Overview'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2504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1:25:12.5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evin Burger</meta:initial-creator>
    <meta:creation-date>2021-03-23T15:19:55.580000000</meta:creation-date>
    <dc:date>2021-03-25T22:46:35.098000000</dc:date>
    <dc:creator>Kevin Burger</dc:creator>
    <meta:editing-duration>PT2H58M32S</meta:editing-duration>
    <meta:editing-cycles>58</meta:editing-cycles>
    <meta:generator>LibreOffice/7.0.0.3$Windows_X86_64 LibreOffice_project/8061b3e9204bef6b321a21033174034a5e2ea88e</meta:generator>
    <meta:document-statistic meta:table-count="6" meta:cell-count="617" meta:object-count="0"/>
  </office:meta>
</office:document-meta>
</file>